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78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86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number-columns-repeated="8"/>
          <table:table-cell office:value-type="string" calcext:value-type="string">
            <text:p>moyenne</text:p>
          </table:table-cell>
          <table:table-cell office:value-type="string" calcext:value-type="string">
            <text:p>(X-mu)^2</text:p>
          </table:table-cell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070400ms</text:p>
          </table:table-cell>
          <table:table-cell table:formula="of:=MID([.G2];1;LEN([.G2])-2)" office:value-type="string" office:string-value=" 0.070400" calcext:value-type="string">
            <text:p><text:s/>0.070400</text:p>
          </table:table-cell>
          <table:table-cell table:formula="of:=([.H2]+[.H3]+[.H4])/3" office:value-type="float" office:value="0.0698633333333333" calcext:value-type="float">
            <text:p>0.0698633333</text:p>
          </table:table-cell>
          <table:table-cell table:formula="of:=([.H2] - [.I2])^2" office:value-type="float" office:value="0.000000288011111111101" calcext:value-type="float">
            <text:p>0.000000288</text:p>
          </table:table-cell>
          <table:table-cell table:formula="of:=SQRT(SUM([.J2:.J4])/3)" office:value-type="float" office:value="0.056986682979772" calcext:value-type="float">
            <text:p>0.0569866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074850ms</text:p>
          </table:table-cell>
          <table:table-cell table:formula="of:=MID([.G3];1;LEN([.G3])-2)" office:value-type="string" office:string-value=" 0.074850" calcext:value-type="string">
            <text:p><text:s/>0.074850</text:p>
          </table:table-cell>
          <table:table-cell/>
          <table:table-cell table:formula="of:=([.H3] - [.I3])^2" office:value-type="float" office:value="0.0056025225" calcext:value-type="float">
            <text:p>0.0056025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064340ms</text:p>
          </table:table-cell>
          <table:table-cell table:formula="of:=MID([.G4];1;LEN([.G4])-2)" office:value-type="string" office:string-value=" 0.064340" calcext:value-type="string">
            <text:p><text:s/>0.064340</text:p>
          </table:table-cell>
          <table:table-cell/>
          <table:table-cell table:formula="of:=([.H4] - [.I4])^2" office:value-type="float" office:value="0.0041396356" calcext:value-type="float">
            <text:p>0.0041396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6500ms</text:p>
          </table:table-cell>
          <table:table-cell table:formula="of:=MID([.G5];1;LEN([.G5])-2)" office:value-type="string" office:string-value=" 0.126500" calcext:value-type="string">
            <text:p><text:s/>0.126500</text:p>
          </table:table-cell>
          <table:table-cell table:formula="of:=([.H5]+[.H6]+[.H7]+[.H8]+[.H9]+[.H10])/6" office:value-type="float" office:value="0.124258333333333" calcext:value-type="float">
            <text:p>0.1242583333</text:p>
          </table:table-cell>
          <table:table-cell table:formula="of:=([.H5] - [.I5])^2" office:value-type="float" office:value="0.0000050250694444444" calcext:value-type="float">
            <text:p>5.0250694444444E-006</text:p>
          </table:table-cell>
          <table:table-cell table:formula="of:=SQRT(SUM([.J5:.J10])/3)" office:value-type="float" office:value="0.159855292863519" calcext:value-type="float">
            <text:p>0.159855292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6550ms</text:p>
          </table:table-cell>
          <table:table-cell table:formula="of:=MID([.G6];1;LEN([.G6])-2)" office:value-type="string" office:string-value=" 0.126550" calcext:value-type="string">
            <text:p><text:s/>0.126550</text:p>
          </table:table-cell>
          <table:table-cell/>
          <table:table-cell table:formula="of:=([.H6] - [.I6])^2" office:value-type="float" office:value="0.0160149025" calcext:value-type="float">
            <text:p>0.0160149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3840ms</text:p>
          </table:table-cell>
          <table:table-cell table:formula="of:=MID([.G7];1;LEN([.G7])-2)" office:value-type="string" office:string-value=" 0.123840" calcext:value-type="string">
            <text:p><text:s/>0.123840</text:p>
          </table:table-cell>
          <table:table-cell/>
          <table:table-cell table:formula="of:=([.H7] - [.I7])^2" office:value-type="float" office:value="0.0153363456" calcext:value-type="float">
            <text:p>0.0153363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3860ms</text:p>
          </table:table-cell>
          <table:table-cell table:formula="of:=MID([.G8];1;LEN([.G8])-2)" office:value-type="string" office:string-value=" 0.123860" calcext:value-type="string">
            <text:p><text:s/>0.123860</text:p>
          </table:table-cell>
          <table:table-cell/>
          <table:table-cell table:formula="of:=([.H8] - [.I8])^2" office:value-type="float" office:value="0.0153412996" calcext:value-type="float">
            <text:p>0.0153412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2240ms</text:p>
          </table:table-cell>
          <table:table-cell table:formula="of:=MID([.G9];1;LEN([.G9])-2)" office:value-type="string" office:string-value=" 0.122240" calcext:value-type="string">
            <text:p><text:s/>0.122240</text:p>
          </table:table-cell>
          <table:table-cell/>
          <table:table-cell table:formula="of:=([.H9] - [.I9])^2" office:value-type="float" office:value="0.0149426176" calcext:value-type="float">
            <text:p>0.014942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122560ms</text:p>
          </table:table-cell>
          <table:table-cell table:formula="of:=MID([.G10];1;LEN([.G10])-2)" office:value-type="string" office:string-value=" 0.122560" calcext:value-type="string">
            <text:p><text:s/>0.122560</text:p>
          </table:table-cell>
          <table:table-cell/>
          <table:table-cell table:formula="of:=([.H10] - [.I10])^2" office:value-type="float" office:value="0.0150209536" calcext:value-type="float">
            <text:p>0.0150209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680ms</text:p>
          </table:table-cell>
          <table:table-cell table:formula="of:=MID([.G11];1;LEN([.G11])-2)" office:value-type="string" office:string-value=" 0.242680" calcext:value-type="string">
            <text:p><text:s/>0.242680</text:p>
          </table:table-cell>
          <table:table-cell table:formula="of:=([.H11]+[.H12]+[.H13]+[.H14]+[.H15]+[.H16]+[.H17]+[.H18]+[.H19]+[.H20]+[.H21]+[.H22])/12" office:value-type="float" office:value="0.244455" calcext:value-type="float">
            <text:p>0.244455</text:p>
          </table:table-cell>
          <table:table-cell table:formula="of:=([.H11] - [.I11])^2" office:value-type="float" office:value="0.000003150625" calcext:value-type="float">
            <text:p>3.150625E-006</text:p>
          </table:table-cell>
          <table:table-cell table:formula="of:=SQRT(SUM([.J11:.J22])/3)" office:value-type="float" office:value="0.468436057260398" calcext:value-type="float">
            <text:p>0.468436057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790ms</text:p>
          </table:table-cell>
          <table:table-cell table:formula="of:=MID([.G12];1;LEN([.G12])-2)" office:value-type="string" office:string-value=" 0.243790" calcext:value-type="string">
            <text:p><text:s/>0.243790</text:p>
          </table:table-cell>
          <table:table-cell/>
          <table:table-cell table:formula="of:=([.H12] - [.I12])^2" office:value-type="float" office:value="0.0594335641" calcext:value-type="float">
            <text:p>0.0594335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700ms</text:p>
          </table:table-cell>
          <table:table-cell table:formula="of:=MID([.G13];1;LEN([.G13])-2)" office:value-type="string" office:string-value=" 0.243700" calcext:value-type="string">
            <text:p><text:s/>0.243700</text:p>
          </table:table-cell>
          <table:table-cell/>
          <table:table-cell table:formula="of:=([.H13] - [.I13])^2" office:value-type="float" office:value="0.05938969" calcext:value-type="float">
            <text:p>0.05938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50730ms</text:p>
          </table:table-cell>
          <table:table-cell table:formula="of:=MID([.G14];1;LEN([.G14])-2)" office:value-type="string" office:string-value=" 0.250730" calcext:value-type="string">
            <text:p><text:s/>0.250730</text:p>
          </table:table-cell>
          <table:table-cell/>
          <table:table-cell table:formula="of:=([.H14] - [.I14])^2" office:value-type="float" office:value="0.0628655329" calcext:value-type="float">
            <text:p>0.0628655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820ms</text:p>
          </table:table-cell>
          <table:table-cell table:formula="of:=MID([.G15];1;LEN([.G15])-2)" office:value-type="string" office:string-value=" 0.242820" calcext:value-type="string">
            <text:p><text:s/>0.242820</text:p>
          </table:table-cell>
          <table:table-cell/>
          <table:table-cell table:formula="of:=([.H15] - [.I15])^2" office:value-type="float" office:value="0.0589615524" calcext:value-type="float">
            <text:p>0.0589615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610ms</text:p>
          </table:table-cell>
          <table:table-cell table:formula="of:=MID([.G16];1;LEN([.G16])-2)" office:value-type="string" office:string-value=" 0.243610" calcext:value-type="string">
            <text:p><text:s/>0.243610</text:p>
          </table:table-cell>
          <table:table-cell/>
          <table:table-cell table:formula="of:=([.H16] - [.I16])^2" office:value-type="float" office:value="0.0593458321" calcext:value-type="float">
            <text:p>0.0593458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5390ms</text:p>
          </table:table-cell>
          <table:table-cell table:formula="of:=MID([.G17];1;LEN([.G17])-2)" office:value-type="string" office:string-value=" 0.245390" calcext:value-type="string">
            <text:p><text:s/>0.245390</text:p>
          </table:table-cell>
          <table:table-cell/>
          <table:table-cell table:formula="of:=([.H17] - [.I17])^2" office:value-type="float" office:value="0.0602162521" calcext:value-type="float">
            <text:p>0.0602162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9710ms</text:p>
          </table:table-cell>
          <table:table-cell table:formula="of:=MID([.G18];1;LEN([.G18])-2)" office:value-type="string" office:string-value=" 0.249710" calcext:value-type="string">
            <text:p><text:s/>0.249710</text:p>
          </table:table-cell>
          <table:table-cell/>
          <table:table-cell table:formula="of:=([.H18] - [.I18])^2" office:value-type="float" office:value="0.0623550841" calcext:value-type="float">
            <text:p>0.0623550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1900ms</text:p>
          </table:table-cell>
          <table:table-cell table:formula="of:=MID([.G19];1;LEN([.G19])-2)" office:value-type="string" office:string-value=" 0.241900" calcext:value-type="string">
            <text:p><text:s/>0.241900</text:p>
          </table:table-cell>
          <table:table-cell/>
          <table:table-cell table:formula="of:=([.H19] - [.I19])^2" office:value-type="float" office:value="0.05851561" calcext:value-type="float">
            <text:p>0.058515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870ms</text:p>
          </table:table-cell>
          <table:table-cell table:formula="of:=MID([.G20];1;LEN([.G20])-2)" office:value-type="string" office:string-value=" 0.242870" calcext:value-type="string">
            <text:p><text:s/>0.242870</text:p>
          </table:table-cell>
          <table:table-cell/>
          <table:table-cell table:formula="of:=([.H20] - [.I20])^2" office:value-type="float" office:value="0.0589858369" calcext:value-type="float">
            <text:p>0.0589858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2620ms</text:p>
          </table:table-cell>
          <table:table-cell table:formula="of:=MID([.G21];1;LEN([.G21])-2)" office:value-type="string" office:string-value=" 0.242620" calcext:value-type="string">
            <text:p><text:s/>0.242620</text:p>
          </table:table-cell>
          <table:table-cell/>
          <table:table-cell table:formula="of:=([.H21] - [.I21])^2" office:value-type="float" office:value="0.0588644644" calcext:value-type="float">
            <text:p>0.0588644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0.243640ms</text:p>
          </table:table-cell>
          <table:table-cell table:formula="of:=MID([.G22];1;LEN([.G22])-2)" office:value-type="string" office:string-value=" 0.243640" calcext:value-type="string">
            <text:p><text:s/>0.243640</text:p>
          </table:table-cell>
          <table:table-cell/>
          <table:table-cell table:formula="of:=([.H22] - [.I22])^2" office:value-type="float" office:value="0.0593604496" calcext:value-type="float">
            <text:p>0.059360449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oyenne</text:p>
          </table:table-cell>
          <table:table-cell office:value-type="string" calcext:value-type="string">
            <text:p>(X-mu)^2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43120ms</text:p>
          </table:table-cell>
          <table:table-cell/>
          <table:table-cell office:value-type="float" office:value="2.21167513081227" calcext:value-type="float">
            <text:p>2.2116751308</text:p>
          </table:table-cell>
          <table:table-cell table:formula="of:=([.I24]+[.I25]+[.I26])/3" office:value-type="float" office:value="2.21995763773775" calcext:value-type="float">
            <text:p>2.2199576377</text:p>
          </table:table-cell>
          <table:table-cell table:formula="of:=([.I24] - [.J24])^2" office:value-type="float" office:value="0.000068599920970568" calcext:value-type="float">
            <text:p>6.8599920970568E-005</text:p>
          </table:table-cell>
          <table:table-cell table:formula="of:=SQRT(SUM([.K24:.K26])/3)" office:value-type="float" office:value="0.0354141800142123" calcext:value-type="float">
            <text:p>0.0354141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43720ms</text:p>
          </table:table-cell>
          <table:table-cell/>
          <table:table-cell office:value-type="float" office:value="2.18132277311585" calcext:value-type="float">
            <text:p>2.1813227731</text:p>
          </table:table-cell>
          <table:table-cell/>
          <table:table-cell table:formula="of:=([.I25] - [.J24])^2" office:value-type="float" office:value="0.00149265276435226" calcext:value-type="float">
            <text:p>0.001492652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42070ms</text:p>
          </table:table-cell>
          <table:table-cell/>
          <table:table-cell office:value-type="float" office:value="2.26687500928512" calcext:value-type="float">
            <text:p>2.2668750093</text:p>
          </table:table-cell>
          <table:table-cell/>
          <table:table-cell table:formula="of:=([.I26] - [.J24])^2" office:value-type="float" office:value="0.00220123975291428" calcext:value-type="float">
            <text:p>0.00220123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0180ms</text:p>
          </table:table-cell>
          <table:table-cell/>
          <table:table-cell office:value-type="float" office:value="1622.7359587903" calcext:value-type="float">
            <text:p>1622.7359587903</text:p>
          </table:table-cell>
          <table:table-cell table:formula="of:=([.I27]+[.I28]+[.I29])/3" office:value-type="float" office:value="1627.95251057655" calcext:value-type="float">
            <text:p>1627.9525105766</text:p>
          </table:table-cell>
          <table:table-cell table:formula="of:=([.I27] - [.J27])^2" office:value-type="float" office:value="27.2124125386277" calcext:value-type="float">
            <text:p>27.2124125386</text:p>
          </table:table-cell>
          <table:table-cell table:formula="of:=SQRT(SUM([.K27:.K29])/3)" office:value-type="float" office:value="59.3498207522868" calcext:value-type="float">
            <text:p>59.349820752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2680ms</text:p>
          </table:table-cell>
          <table:table-cell/>
          <table:table-cell office:value-type="float" office:value="1558.01292278239" calcext:value-type="float">
            <text:p>1558.0129227824</text:p>
          </table:table-cell>
          <table:table-cell/>
          <table:table-cell table:formula="of:=([.I28] - [.J27])^2" office:value-type="float" office:value="4891.54594081701" calcext:value-type="float">
            <text:p>4891.54594081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57340ms</text:p>
          </table:table-cell>
          <table:table-cell/>
          <table:table-cell office:value-type="float" office:value="1703.10865015696" calcext:value-type="float">
            <text:p>1703.108650157</text:p>
          </table:table-cell>
          <table:table-cell/>
          <table:table-cell table:formula="of:=([.I29] - [.J27])^2" office:value-type="float" office:value="5648.44531663009" calcext:value-type="float">
            <text:p>5648.44531663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73100ms</text:p>
          </table:table-cell>
          <table:table-cell table:formula="of:=MID([.G30];1;LEN([.G30])-2)" office:value-type="string" office:string-value=" 1.273100" calcext:value-type="string">
            <text:p><text:s/>1.273100</text:p>
          </table:table-cell>
          <table:table-cell table:formula="of:=[.C30]*[.D30]/[.H30]*1000/1048576" office:value-type="float" office:value="7854.84251040767" calcext:value-type="float">
            <text:p>7854.8425104077</text:p>
          </table:table-cell>
          <table:table-cell table:formula="of:=([.I30]+[.I31]+[.I32])/3" office:value-type="float" office:value="8340.79924406589" calcext:value-type="float">
            <text:p>8340.7992440659</text:p>
          </table:table-cell>
          <table:table-cell table:formula="of:=([.I30] - [.J30])^2" office:value-type="float" office:value="236153.946987765" calcext:value-type="float">
            <text:p>236153.946987765</text:p>
          </table:table-cell>
          <table:table-cell table:formula="of:=SQRT(SUM([.K30:.K32])/3)" office:value-type="float" office:value="645.073061549603" calcext:value-type="float">
            <text:p>645.073061549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63400ms</text:p>
          </table:table-cell>
          <table:table-cell table:formula="of:=MID([.G31];1;LEN([.G31])-2)" office:value-type="string" office:string-value=" 1.263400" calcext:value-type="string">
            <text:p><text:s/>1.263400</text:p>
          </table:table-cell>
          <table:table-cell table:formula="of:=[.C31]*[.D31]/[.H31]*1000/1048576" office:value-type="float" office:value="7915.14959632737" calcext:value-type="float">
            <text:p>7915.1495963274</text:p>
          </table:table-cell>
          <table:table-cell/>
          <table:table-cell table:formula="of:=([.I31] - [.J30])^2" office:value-type="float" office:value="181177.622619921" calcext:value-type="float">
            <text:p>181177.62261992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080800ms</text:p>
          </table:table-cell>
          <table:table-cell table:formula="of:=MID([.G32];1;LEN([.G32])-2)" office:value-type="string" office:string-value=" 1.080800" calcext:value-type="string">
            <text:p><text:s/>1.080800</text:p>
          </table:table-cell>
          <table:table-cell table:formula="of:=[.C32]*[.D32]/[.H32]*1000/1048576" office:value-type="float" office:value="9252.40562546262" calcext:value-type="float">
            <text:p>9252.4056254626</text:p>
          </table:table-cell>
          <table:table-cell/>
          <table:table-cell table:formula="of:=([.I32] - [.J30])^2" office:value-type="float" office:value="831026.194603248" calcext:value-type="float">
            <text:p>831026.1946032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5020ms</text:p>
          </table:table-cell>
          <table:table-cell/>
          <table:table-cell office:value-type="float" office:value="0.657615719491277" calcext:value-type="float">
            <text:p>0.6576157195</text:p>
          </table:table-cell>
          <table:table-cell table:formula="of:=([.I33]+[.I34]+[.I35]+[.I36]+[.I37]+[.I38])/6" office:value-type="float" office:value="1.27064343324711" calcext:value-type="float">
            <text:p>1.2706434332</text:p>
          </table:table-cell>
          <table:table-cell table:formula="of:=([.I33] - [.J33])^2" office:value-type="float" office:value="0.375802977832707" calcext:value-type="float">
            <text:p>0.3758029778</text:p>
          </table:table-cell>
          <table:table-cell table:formula="of:=SQRT(SUM([.K33:.K38])/3)" office:value-type="float" office:value="0.636654383069761" calcext:value-type="float">
            <text:p>0.6366543831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53950ms</text:p>
          </table:table-cell>
          <table:table-cell/>
          <table:table-cell office:value-type="float" office:value="0.619470163303832" calcext:value-type="float">
            <text:p>0.6194701633</text:p>
          </table:table-cell>
          <table:table-cell/>
          <table:table-cell table:formula="of:=([.I34] - [.J33])^2" office:value-type="float" office:value="0.424026627488625" calcext:value-type="float">
            <text:p>0.424026627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0710ms</text:p>
          </table:table-cell>
          <table:table-cell/>
          <table:table-cell office:value-type="float" office:value="1.57086858245141" calcext:value-type="float">
            <text:p>1.5708685825</text:p>
          </table:table-cell>
          <table:table-cell/>
          <table:table-cell table:formula="of:=([.I35] - [.J33])^2" office:value-type="float" office:value="0.0901351402147423" calcext:value-type="float">
            <text:p>0.09013514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56250ms</text:p>
          </table:table-cell>
          <table:table-cell/>
          <table:table-cell office:value-type="float" office:value="1.69542100694444" calcext:value-type="float">
            <text:p>1.6954210069</text:p>
          </table:table-cell>
          <table:table-cell/>
          <table:table-cell table:formula="of:=([.I36] - [.J33])^2" office:value-type="float" office:value="0.180435987116188" calcext:value-type="float">
            <text:p>0.180435987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2340ms</text:p>
          </table:table-cell>
          <table:table-cell/>
          <table:table-cell office:value-type="float" office:value="1.5297951819157" calcext:value-type="float">
            <text:p>1.5297951819</text:p>
          </table:table-cell>
          <table:table-cell/>
          <table:table-cell table:formula="of:=([.I37] - [.J33])^2" office:value-type="float" office:value="0.0671596288379863" calcext:value-type="float">
            <text:p>0.067159628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1500ms</text:p>
          </table:table-cell>
          <table:table-cell/>
          <table:table-cell office:value-type="float" office:value="1.55068994537602" calcext:value-type="float">
            <text:p>1.5506899454</text:p>
          </table:table-cell>
          <table:table-cell/>
          <table:table-cell table:formula="of:=([.I38] - [.J33])^2" office:value-type="float" office:value="0.0784260489555658" calcext:value-type="float">
            <text:p>0.07842604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37170ms</text:p>
          </table:table-cell>
          <table:table-cell/>
          <table:table-cell office:value-type="float" office:value="411.75633511827" calcext:value-type="float">
            <text:p>411.7563351183</text:p>
          </table:table-cell>
          <table:table-cell table:formula="of:=([.I39]+[.I40]+[.I41]+[.I42]+[.I43]+[.I44])/6" office:value-type="float" office:value="1011.89312040166" calcext:value-type="float">
            <text:p>1011.8931204017</text:p>
          </table:table-cell>
          <table:table-cell table:formula="of:=([.I39] - [.J39])^2" office:value-type="float" office:value="360164.161050282" calcext:value-type="float">
            <text:p>360164.161050282</text:p>
          </table:table-cell>
          <table:table-cell table:formula="of:=SQRT(SUM([.K39:.K44])/3)" office:value-type="float" office:value="609.600962453681" calcext:value-type="float">
            <text:p>609.600962453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45480ms</text:p>
          </table:table-cell>
          <table:table-cell/>
          <table:table-cell office:value-type="float" office:value="397.817541143881" calcext:value-type="float">
            <text:p>397.8175411439</text:p>
          </table:table-cell>
          <table:table-cell/>
          <table:table-cell table:formula="of:=([.I40] - [.J39])^2" office:value-type="float" office:value="377088.817040777" calcext:value-type="float">
            <text:p>377088.81704077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5050ms</text:p>
          </table:table-cell>
          <table:table-cell/>
          <table:table-cell office:value-type="float" office:value="1301.21585609594" calcext:value-type="float">
            <text:p>1301.2158560959</text:p>
          </table:table-cell>
          <table:table-cell/>
          <table:table-cell table:formula="of:=([.I41] - [.J39])^2" office:value-type="float" office:value="83707.645389622" calcext:value-type="float">
            <text:p>83707.6453896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8140ms</text:p>
          </table:table-cell>
          <table:table-cell/>
          <table:table-cell office:value-type="float" office:value="1249.76004607115" calcext:value-type="float">
            <text:p>1249.7600460712</text:p>
          </table:table-cell>
          <table:table-cell/>
          <table:table-cell table:formula="of:=([.I42] - [.J39])^2" office:value-type="float" office:value="56580.6743274546" calcext:value-type="float">
            <text:p>56580.67432745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3430ms</text:p>
          </table:table-cell>
          <table:table-cell/>
          <table:table-cell office:value-type="float" office:value="1329.92305597167" calcext:value-type="float">
            <text:p>1329.9230559717</text:p>
          </table:table-cell>
          <table:table-cell/>
          <table:table-cell table:formula="of:=([.I43] - [.J39])^2" office:value-type="float" office:value="101143.039918665" calcext:value-type="float">
            <text:p>101143.03991866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0720ms</text:p>
          </table:table-cell>
          <table:table-cell/>
          <table:table-cell office:value-type="float" office:value="1380.88588800905" calcext:value-type="float">
            <text:p>1380.8858880091</text:p>
          </table:table-cell>
          <table:table-cell/>
          <table:table-cell table:formula="of:=([.I44] - [.J39])^2" office:value-type="float" office:value="136155.662546561" calcext:value-type="float">
            <text:p>136155.66254656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44.518280ms</text:p>
          </table:table-cell>
          <table:table-cell/>
          <table:table-cell office:value-type="float" office:value="2246.26827451555" calcext:value-type="float">
            <text:p>2246.2682745156</text:p>
          </table:table-cell>
          <table:table-cell table:formula="of:=([.I45]+[.I46]+[.I47]+[.I48]+[.I49]+[.I50])/6" office:value-type="float" office:value="1975.96223280787" calcext:value-type="float">
            <text:p>1975.9622328079</text:p>
          </table:table-cell>
          <table:table-cell table:formula="of:=([.I45] - [.J45])^2" office:value-type="float" office:value="73065.3561836741" calcext:value-type="float">
            <text:p>73065.3561836741</text:p>
          </table:table-cell>
          <table:table-cell table:formula="of:=SQRT(SUM([.K45:.K50])/3)" office:value-type="float" office:value="224.259124392638" calcext:value-type="float">
            <text:p>224.259124392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46.721981ms</text:p>
          </table:table-cell>
          <table:table-cell/>
          <table:table-cell office:value-type="float" office:value="2140.32020602894" calcext:value-type="float">
            <text:p>2140.3202060289</text:p>
          </table:table-cell>
          <table:table-cell/>
          <table:table-cell table:formula="of:=([.I46] - [.J45])^2" office:value-type="float" office:value="27013.5433613381" calcext:value-type="float">
            <text:p>27013.54336133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2.345791ms</text:p>
          </table:table-cell>
          <table:table-cell/>
          <table:table-cell office:value-type="float" office:value="1910.37327146322" calcext:value-type="float">
            <text:p>1910.3732714632</text:p>
          </table:table-cell>
          <table:table-cell/>
          <table:table-cell table:formula="of:=([.I47] - [.J45])^2" office:value-type="float" office:value="4301.91185026996" calcext:value-type="float">
            <text:p>4301.911850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4.764549ms</text:p>
          </table:table-cell>
          <table:table-cell/>
          <table:table-cell office:value-type="float" office:value="1825.99878618557" calcext:value-type="float">
            <text:p>1825.9987861856</text:p>
          </table:table-cell>
          <table:table-cell/>
          <table:table-cell table:formula="of:=([.I48] - [.J45])^2" office:value-type="float" office:value="22489.0353228393" calcext:value-type="float">
            <text:p>22489.035322839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3.552681ms</text:p>
          </table:table-cell>
          <table:table-cell/>
          <table:table-cell office:value-type="float" office:value="1867.32014406524" calcext:value-type="float">
            <text:p>1867.3201440652</text:p>
          </table:table-cell>
          <table:table-cell/>
          <table:table-cell table:formula="of:=([.I49] - [.J45])^2" office:value-type="float" office:value="11803.1034463614" calcext:value-type="float">
            <text:p>11803.103446361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3.605141ms</text:p>
          </table:table-cell>
          <table:table-cell/>
          <table:table-cell office:value-type="float" office:value="1865.4927145887" calcext:value-type="float">
            <text:p>1865.4927145887</text:p>
          </table:table-cell>
          <table:table-cell/>
          <table:table-cell table:formula="of:=([.I50] - [.J45])^2" office:value-type="float" office:value="12203.5144555755" calcext:value-type="float">
            <text:p>12203.514455575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15130ms</text:p>
          </table:table-cell>
          <table:table-cell/>
          <table:table-cell office:value-type="float" office:value="0.443301406780203" calcext:value-type="float">
            <text:p>0.4433014068</text:p>
          </table:table-cell>
          <table:table-cell table:formula="of:=SUM([.I51:.I62])/12" office:value-type="float" office:value="0.647455896382195" calcext:value-type="float">
            <text:p>0.6474558964</text:p>
          </table:table-cell>
          <table:table-cell table:formula="of:=([.I51] - [.J51])^2" office:value-type="float" office:value="0.0416790556246498" calcext:value-type="float">
            <text:p>0.0416790556</text:p>
          </table:table-cell>
          <table:table-cell table:formula="of:=SQRT(SUM([.K51:.K62])/3)" office:value-type="float" office:value="0.235171391177518" calcext:value-type="float">
            <text:p>0.235171391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14100ms</text:p>
          </table:table-cell>
          <table:table-cell/>
          <table:table-cell office:value-type="float" office:value="0.445434057172466" calcext:value-type="float">
            <text:p>0.4454340572</text:p>
          </table:table-cell>
          <table:table-cell/>
          <table:table-cell table:formula="of:=([.I52] - [.J51])^2" office:value-type="float" office:value="0.0408128235176816" calcext:value-type="float">
            <text:p>0.040812823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200610ms</text:p>
          </table:table-cell>
          <table:table-cell/>
          <table:table-cell office:value-type="float" office:value="0.475387227160286" calcext:value-type="float">
            <text:p>0.4753872272</text:p>
          </table:table-cell>
          <table:table-cell/>
          <table:table-cell table:formula="of:=([.I53] - [.J51])^2" office:value-type="float" office:value="0.0296076269277987" calcext:value-type="float">
            <text:p>0.029607626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21510ms</text:p>
          </table:table-cell>
          <table:table-cell/>
          <table:table-cell office:value-type="float" office:value="0.784852535928113" calcext:value-type="float">
            <text:p>0.7848525359</text:p>
          </table:table-cell>
          <table:table-cell/>
          <table:table-cell table:formula="of:=([.I54] - [.J51])^2" office:value-type="float" office:value="0.018877836558511" calcext:value-type="float">
            <text:p>0.018877836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24860ms</text:p>
          </table:table-cell>
          <table:table-cell/>
          <table:table-cell office:value-type="float" office:value="0.763794903416827" calcext:value-type="float">
            <text:p>0.7637949034</text:p>
          </table:table-cell>
          <table:table-cell/>
          <table:table-cell table:formula="of:=([.I55] - [.J51])^2" office:value-type="float" office:value="0.0135347645578042" calcext:value-type="float">
            <text:p>0.01353476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26870ms</text:p>
          </table:table-cell>
          <table:table-cell/>
          <table:table-cell office:value-type="float" office:value="0.751694109250611" calcext:value-type="float">
            <text:p>0.7516941093</text:p>
          </table:table-cell>
          <table:table-cell/>
          <table:table-cell table:formula="of:=([.I56] - [.J51])^2" office:value-type="float" office:value="0.0108656050220012" calcext:value-type="float">
            <text:p>0.01086560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39140ms</text:p>
          </table:table-cell>
          <table:table-cell/>
          <table:table-cell office:value-type="float" office:value="0.685406293234332" calcext:value-type="float">
            <text:p>0.6854062932</text:p>
          </table:table-cell>
          <table:table-cell/>
          <table:table-cell table:formula="of:=([.I57] - [.J51])^2" office:value-type="float" office:value="0.0014402326212347" calcext:value-type="float">
            <text:p>0.001440232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5980ms</text:p>
          </table:table-cell>
          <table:table-cell/>
          <table:table-cell office:value-type="float" office:value="0.653291078508186" calcext:value-type="float">
            <text:p>0.6532910785</text:p>
          </table:table-cell>
          <table:table-cell/>
          <table:table-cell table:formula="of:=([.I58] - [.J51])^2" office:value-type="float" office:value="0.000034049350443486" calcext:value-type="float">
            <text:p>3.4049350443486E-00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36210ms</text:p>
          </table:table-cell>
          <table:table-cell/>
          <table:table-cell office:value-type="float" office:value="0.700150001032413" calcext:value-type="float">
            <text:p>0.700150001</text:p>
          </table:table-cell>
          <table:table-cell/>
          <table:table-cell table:formula="of:=([.I59] - [.J51])^2" office:value-type="float" office:value="0.00277666866488814" calcext:value-type="float">
            <text:p>0.002776668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1860ms</text:p>
          </table:table-cell>
          <table:table-cell/>
          <table:table-cell office:value-type="float" office:value="0.672264427186134" calcext:value-type="float">
            <text:p>0.6722644272</text:p>
          </table:table-cell>
          <table:table-cell/>
          <table:table-cell table:formula="of:=([.I60] - [.J51])^2" office:value-type="float" office:value="0.00061546320065" calcext:value-type="float">
            <text:p>0.000615463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33080ms</text:p>
          </table:table-cell>
          <table:table-cell/>
          <table:table-cell office:value-type="float" office:value="0.716617310194056" calcext:value-type="float">
            <text:p>0.7166173102</text:p>
          </table:table-cell>
          <table:table-cell/>
          <table:table-cell table:formula="of:=([.I61] - [.J51])^2" office:value-type="float" office:value="0.0047833011604555" calcext:value-type="float">
            <text:p>0.00478330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140810ms</text:p>
          </table:table-cell>
          <table:table-cell/>
          <table:table-cell office:value-type="float" office:value="0.677277406722711" calcext:value-type="float">
            <text:p>0.6772774067</text:p>
          </table:table-cell>
          <table:table-cell/>
          <table:table-cell table:formula="of:=([.I62] - [.J51])^2" office:value-type="float" office:value="0.000889322478989513" calcext:value-type="float">
            <text:p>0.000889322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65550ms</text:p>
          </table:table-cell>
          <table:table-cell/>
          <table:table-cell office:value-type="float" office:value="267.14881685132" calcext:value-type="float">
            <text:p>267.1488168513</text:p>
          </table:table-cell>
          <table:table-cell table:formula="of:=SUM([.I63:.I74])/12" office:value-type="float" office:value="437.181607531362" calcext:value-type="float">
            <text:p>437.1816075314</text:p>
          </table:table-cell>
          <table:table-cell table:formula="of:=([.I63] - [.J63])^2" office:value-type="float" office:value="28911.1499064429" calcext:value-type="float">
            <text:p>28911.1499064429</text:p>
          </table:table-cell>
          <table:table-cell table:formula="of:=SQRT(SUM([.K63:.K74])/3)" office:value-type="float" office:value="800.851945689549" calcext:value-type="float">
            <text:p>800.851945689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68910ms</text:p>
          </table:table-cell>
          <table:table-cell/>
          <table:table-cell office:value-type="float" office:value="264.715648803231" calcext:value-type="float">
            <text:p>264.7156488032</text:p>
          </table:table-cell>
          <table:table-cell/>
          <table:table-cell table:formula="of:=([.I64] - [.J63])^2" office:value-type="float" office:value="29744.5069200133" calcext:value-type="float">
            <text:p>29744.506920013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485880ms</text:p>
          </table:table-cell>
          <table:table-cell/>
          <table:table-cell office:value-type="float" office:value="200.988412776817" calcext:value-type="float">
            <text:p>200.9884127768</text:p>
          </table:table-cell>
          <table:table-cell/>
          <table:table-cell table:formula="of:=([.I65] - [.J63])^2" office:value-type="float" office:value="55787.2252483583" calcext:value-type="float">
            <text:p>55787.22524835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72240ms</text:p>
          </table:table-cell>
          <table:table-cell/>
          <table:table-cell office:value-type="float" office:value="262.347544594885" calcext:value-type="float">
            <text:p>262.3475445949</text:p>
          </table:table-cell>
          <table:table-cell/>
          <table:table-cell table:formula="of:=([.I66] - [.J63])^2" office:value-type="float" office:value="30566.9495628759" calcext:value-type="float">
            <text:p>30566.949562875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69800ms</text:p>
          </table:table-cell>
          <table:table-cell/>
          <table:table-cell office:value-type="float" office:value="1399.08667621777" calcext:value-type="float">
            <text:p>1399.0866762178</text:p>
          </table:table-cell>
          <table:table-cell/>
          <table:table-cell table:formula="of:=([.I67] - [.J63])^2" office:value-type="float" office:value="925261.361164604" calcext:value-type="float">
            <text:p>925261.36116460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57410ms</text:p>
          </table:table-cell>
          <table:table-cell/>
          <table:table-cell office:value-type="float" office:value="273.233121625024" calcext:value-type="float">
            <text:p>273.233121625</text:p>
          </table:table-cell>
          <table:table-cell/>
          <table:table-cell table:formula="of:=([.I68] - [.J63])^2" office:value-type="float" office:value="26879.1060309806" calcext:value-type="float">
            <text:p>26879.10603098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88450ms</text:p>
          </table:table-cell>
          <table:table-cell/>
          <table:table-cell office:value-type="float" office:value="251.399794053289" calcext:value-type="float">
            <text:p>251.3997940533</text:p>
          </table:table-cell>
          <table:table-cell/>
          <table:table-cell table:formula="of:=([.I69] - [.J63])^2" office:value-type="float" office:value="34514.8822192014" calcext:value-type="float">
            <text:p>34514.882219201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95970ms</text:p>
          </table:table-cell>
          <table:table-cell/>
          <table:table-cell office:value-type="float" office:value="246.625375659772" calcext:value-type="float">
            <text:p>246.6253756598</text:p>
          </table:table-cell>
          <table:table-cell/>
          <table:table-cell table:formula="of:=([.I70] - [.J63])^2" office:value-type="float" office:value="36311.6775050991" calcext:value-type="float">
            <text:p>36311.677505099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077600ms</text:p>
          </table:table-cell>
          <table:table-cell/>
          <table:table-cell office:value-type="float" office:value="1258.45682989691" calcext:value-type="float">
            <text:p>1258.4568298969</text:p>
          </table:table-cell>
          <table:table-cell/>
          <table:table-cell table:formula="of:=([.I71] - [.J63])^2" office:value-type="float" office:value="674492.990871581" calcext:value-type="float">
            <text:p>674492.9908715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16410ms</text:p>
          </table:table-cell>
          <table:table-cell/>
          <table:table-cell office:value-type="float" office:value="308.638317373029" calcext:value-type="float">
            <text:p>308.638317373</text:p>
          </table:table-cell>
          <table:table-cell/>
          <table:table-cell table:formula="of:=([.I72] - [.J63])^2" office:value-type="float" office:value="16523.3774447293" calcext:value-type="float">
            <text:p>16523.377444729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79210ms</text:p>
          </table:table-cell>
          <table:table-cell/>
          <table:table-cell office:value-type="float" office:value="257.52551356768" calcext:value-type="float">
            <text:p>257.5255135677</text:p>
          </table:table-cell>
          <table:table-cell/>
          <table:table-cell table:formula="of:=([.I73] - [.J63])^2" office:value-type="float" office:value="32276.3120982873" calcext:value-type="float">
            <text:p>32276.312098287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0.381450ms</text:p>
          </table:table-cell>
          <table:table-cell/>
          <table:table-cell office:value-type="float" office:value="256.013238956613" calcext:value-type="float">
            <text:p>256.0132389566</text:p>
          </table:table-cell>
          <table:table-cell/>
          <table:table-cell table:formula="of:=([.I74] - [.J63])^2" office:value-type="float" office:value="32821.977772036" calcext:value-type="float">
            <text:p>32821.97777203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618950ms</text:p>
          </table:table-cell>
          <table:table-cell/>
          <table:table-cell office:value-type="float" office:value="7924.58960531581" calcext:value-type="float">
            <text:p>7924.5896053158</text:p>
          </table:table-cell>
          <table:table-cell table:formula="of:=SUM([.I75:.I86])/12" office:value-type="float" office:value="1700.34755873484" calcext:value-type="float">
            <text:p>1700.3475587348</text:p>
          </table:table-cell>
          <table:table-cell table:formula="of:=([.I75] - [.J75])^2" office:value-type="float" office:value="38741189.0544265" calcext:value-type="float">
            <text:p>38741189.0544265</text:p>
          </table:table-cell>
          <table:table-cell table:formula="of:=SQRT(SUM([.K75:.K86])/3)" office:value-type="float" office:value="3979.08177388986" calcext:value-type="float">
            <text:p>3979.081773889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9.078323ms</text:p>
          </table:table-cell>
          <table:table-cell/>
          <table:table-cell office:value-type="float" office:value="670.788334532043" calcext:value-type="float">
            <text:p>670.788334532</text:p>
          </table:table-cell>
          <table:table-cell/>
          <table:table-cell table:formula="of:=([.I76] - [.J75])^2" office:value-type="float" office:value="1059992.19614106" calcext:value-type="float">
            <text:p>1059992.196141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74.941589ms</text:p>
          </table:table-cell>
          <table:table-cell/>
          <table:table-cell office:value-type="float" office:value="571.619364906992" calcext:value-type="float">
            <text:p>571.619364907</text:p>
          </table:table-cell>
          <table:table-cell/>
          <table:table-cell table:formula="of:=([.I77] - [.J75])^2" office:value-type="float" office:value="1274027.33554187" calcext:value-type="float">
            <text:p>1274027.3355418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76.421661ms</text:p>
          </table:table-cell>
          <table:table-cell/>
          <table:table-cell office:value-type="float" office:value="566.823821027283" calcext:value-type="float">
            <text:p>566.8238210273</text:p>
          </table:table-cell>
          <table:table-cell/>
          <table:table-cell table:formula="of:=([.I78] - [.J75])^2" office:value-type="float" office:value="1284876.06394651" calcext:value-type="float">
            <text:p>1284876.0639465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76.773560ms</text:p>
          </table:table-cell>
          <table:table-cell/>
          <table:table-cell office:value-type="float" office:value="565.695458076423" calcext:value-type="float">
            <text:p>565.6954580764</text:p>
          </table:table-cell>
          <table:table-cell/>
          <table:table-cell table:formula="of:=([.I79] - [.J75])^2" office:value-type="float" office:value="1287435.38952855" calcext:value-type="float">
            <text:p>1287435.3895285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34.333500ms</text:p>
          </table:table-cell>
          <table:table-cell/>
          <table:table-cell office:value-type="float" office:value="2912.6072203533" calcext:value-type="float">
            <text:p>2912.6072203533</text:p>
          </table:table-cell>
          <table:table-cell/>
          <table:table-cell table:formula="of:=([.I80] - [.J75])^2" office:value-type="float" office:value="1469573.48718731" calcext:value-type="float">
            <text:p>1469573.4871873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09.364265ms</text:p>
          </table:table-cell>
          <table:table-cell/>
          <table:table-cell office:value-type="float" office:value="914.375458930758" calcext:value-type="float">
            <text:p>914.3754589308</text:p>
          </table:table-cell>
          <table:table-cell/>
          <table:table-cell table:formula="of:=([.I81] - [.J75])^2" office:value-type="float" office:value="617752.141670434" calcext:value-type="float">
            <text:p>617752.14167043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7.620468ms</text:p>
          </table:table-cell>
          <table:table-cell/>
          <table:table-cell office:value-type="float" office:value="850.19216213287" calcext:value-type="float">
            <text:p>850.1921621329</text:p>
          </table:table-cell>
          <table:table-cell/>
          <table:table-cell table:formula="of:=([.I82] - [.J75])^2" office:value-type="float" office:value="722764.198371449" calcext:value-type="float">
            <text:p>722764.19837144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9.970345ms</text:p>
          </table:table-cell>
          <table:table-cell/>
          <table:table-cell office:value-type="float" office:value="833.539321738218" calcext:value-type="float">
            <text:p>833.5393217382</text:p>
          </table:table-cell>
          <table:table-cell/>
          <table:table-cell table:formula="of:=([.I83] - [.J75])^2" office:value-type="float" office:value="751356.519725188" calcext:value-type="float">
            <text:p>751356.51972518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52.617413ms</text:p>
          </table:table-cell>
          <table:table-cell/>
          <table:table-cell office:value-type="float" office:value="1900.5115283794" calcext:value-type="float">
            <text:p>1900.5115283794</text:p>
          </table:table-cell>
          <table:table-cell/>
          <table:table-cell table:formula="of:=([.I84] - [.J75])^2" office:value-type="float" office:value="40065.6147438692" calcext:value-type="float">
            <text:p>40065.614743869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3.812569ms</text:p>
          </table:table-cell>
          <table:table-cell/>
          <table:table-cell office:value-type="float" office:value="1354.78281483469" calcext:value-type="float">
            <text:p>1354.7828148347</text:p>
          </table:table-cell>
          <table:table-cell/>
          <table:table-cell table:formula="of:=([.I85] - [.J75])^2" office:value-type="float" office:value="119414.992226775" calcext:value-type="float">
            <text:p>119414.99222677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4.702370ms</text:p>
          </table:table-cell>
          <table:table-cell/>
          <table:table-cell office:value-type="float" office:value="1338.64561459027" calcext:value-type="float">
            <text:p>1338.6456145903</text:p>
          </table:table-cell>
          <table:table-cell/>
          <table:table-cell table:formula="of:=([.I86] - [.J75])^2" office:value-type="float" office:value="130828.29639796" calcext:value-type="float">
            <text:p>130828.2963979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530ms</text:p>
          </table:table-cell>
          <table:table-cell/>
          <table:table-cell office:value-type="float" office:value="179.93855026533" calcext:value-type="float">
            <text:p>179.9385502653</text:p>
          </table:table-cell>
          <table:table-cell table:formula="of:=([.I87]+[.I88]+[.I89])/3" office:value-type="float" office:value="228.558310059245" calcext:value-type="float">
            <text:p>228.5583100592</text:p>
          </table:table-cell>
          <table:table-cell table:formula="of:=([.I87] - [.J87])^2" office:value-type="float" office:value="2363.88104241799" calcext:value-type="float">
            <text:p>2363.881042418</text:p>
          </table:table-cell>
          <table:table-cell table:formula="of:=SQRT(SUM([.K87:.K89])/3)" office:value-type="float" office:value="45.2979478444616" calcext:value-type="float">
            <text:p>45.29794784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440ms</text:p>
          </table:table-cell>
          <table:table-cell/>
          <table:table-cell office:value-type="float" office:value="216.744162819602" calcext:value-type="float">
            <text:p>216.7441628196</text:p>
          </table:table-cell>
          <table:table-cell/>
          <table:table-cell table:formula="of:=([.I88] - [.J87])^2" office:value-type="float" office:value="139.574074999964" calcext:value-type="float">
            <text:p>139.57407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330ms</text:p>
          </table:table-cell>
          <table:table-cell/>
          <table:table-cell office:value-type="float" office:value="288.992217092803" calcext:value-type="float">
            <text:p>288.9922170928</text:p>
          </table:table-cell>
          <table:table-cell/>
          <table:table-cell table:formula="of:=([.I89] - [.J87])^2" office:value-type="float" office:value="3652.25711934073" calcext:value-type="float">
            <text:p>3652.25711934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350ms</text:p>
          </table:table-cell>
          <table:table-cell/>
          <table:table-cell office:value-type="float" office:value="279017.857142857" calcext:value-type="float">
            <text:p>279017.857142857</text:p>
          </table:table-cell>
          <table:table-cell table:formula="of:=([.I90]+[.I91]+[.I92])/3" office:value-type="float" office:value="237484.301077891" calcext:value-type="float">
            <text:p>237484.301077891</text:p>
          </table:table-cell>
          <table:table-cell table:formula="of:=([.I90] - [.J90])^2" office:value-type="float" office:value="1725036279.40168" calcext:value-type="float">
            <text:p>1725036279.40168</text:p>
          </table:table-cell>
          <table:table-cell table:formula="of:=SQRT(SUM([.K90:.K92])/3)" office:value-type="float" office:value="102308.481203507" calcext:value-type="float">
            <text:p>102308.4812035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290ms</text:p>
          </table:table-cell>
          <table:table-cell/>
          <table:table-cell office:value-type="float" office:value="336745.689655172" calcext:value-type="float">
            <text:p>336745.689655172</text:p>
          </table:table-cell>
          <table:table-cell/>
          <table:table-cell table:formula="of:=([.I91] - [.J90])^2" office:value-type="float" office:value="9852823262.29" calcext:value-type="float">
            <text:p>9852823262.2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010ms</text:p>
          </table:table-cell>
          <table:table-cell/>
          <table:table-cell office:value-type="float" office:value="96689.3564356436" calcext:value-type="float">
            <text:p>96689.3564356436</text:p>
          </table:table-cell>
          <table:table-cell/>
          <table:table-cell table:formula="of:=([.I92] - [.J90])^2" office:value-type="float" office:value="19823216436.8135" calcext:value-type="float">
            <text:p>19823216436.813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600ms</text:p>
          </table:table-cell>
          <table:table-cell table:formula="of:=MID([.G93];1;LEN([.G93])-2)" office:value-type="string" office:string-value=" 0.002600" calcext:value-type="string">
            <text:p><text:s/>0.002600</text:p>
          </table:table-cell>
          <table:table-cell table:formula="of:=[.C93]*[.D93]/[.H93]*1000/1048576" office:value-type="float" office:value="3846153.84615385" calcext:value-type="float">
            <text:p>3846153.84615385</text:p>
          </table:table-cell>
          <table:table-cell table:formula="of:=([.I93]+[.I94]+[.I95])/3" office:value-type="float" office:value="4397993.31103679" calcext:value-type="float">
            <text:p>4397993.31103679</text:p>
          </table:table-cell>
          <table:table-cell table:formula="of:=([.I93] - [.J93])^2" office:value-type="float" office:value="304526795002.293" calcext:value-type="float">
            <text:p>304526795002.293</text:p>
          </table:table-cell>
          <table:table-cell table:formula="of:=SQRT(SUM([.K93:.K95])/3)" office:value-type="float" office:value="472389.5281547" calcext:value-type="float">
            <text:p>472389.528154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300ms</text:p>
          </table:table-cell>
          <table:table-cell table:formula="of:=MID([.G94];1;LEN([.G94])-2)" office:value-type="string" office:string-value=" 0.002300" calcext:value-type="string">
            <text:p><text:s/>0.002300</text:p>
          </table:table-cell>
          <table:table-cell table:formula="of:=[.C94]*[.D94]/[.H94]*1000/1048576" office:value-type="float" office:value="4347826.08695652" calcext:value-type="float">
            <text:p>4347826.08695652</text:p>
          </table:table-cell>
          <table:table-cell/>
          <table:table-cell table:formula="of:=([.I94] - [.J93])^2" office:value-type="float" office:value="2516750371.91966" calcext:value-type="float">
            <text:p>2516750371.9196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00ms</text:p>
          </table:table-cell>
          <table:table-cell table:formula="of:=MID([.G95];1;LEN([.G95])-2)" office:value-type="string" office:string-value=" 0.002000" calcext:value-type="string">
            <text:p><text:s/>0.002000</text:p>
          </table:table-cell>
          <table:table-cell table:formula="of:=[.C95]*[.D95]/[.H95]*1000/1048576" office:value-type="float" office:value="5000000" calcext:value-type="float">
            <text:p>5000000</text:p>
          </table:table-cell>
          <table:table-cell/>
          <table:table-cell table:formula="of:=([.I95] - [.J93])^2" office:value-type="float" office:value="362412053556.448" calcext:value-type="float">
            <text:p>362412053556.4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00ms</text:p>
          </table:table-cell>
          <table:table-cell/>
          <table:table-cell office:value-type="float" office:value="79.4728597005208" calcext:value-type="float">
            <text:p>79.4728597005</text:p>
          </table:table-cell>
          <table:table-cell table:formula="of:=([.I96]+[.I97]+[.I98]+[.I99]+[.I100]+[.I101])/6" office:value-type="float" office:value="74.7600857839344" calcext:value-type="float">
            <text:p>74.7600857839</text:p>
          </table:table-cell>
          <table:table-cell table:formula="of:=([.I96] - [.J96])^2" office:value-type="float" office:value="22.2102379888577" calcext:value-type="float">
            <text:p>22.2102379889</text:p>
          </table:table-cell>
          <table:table-cell table:formula="of:=SQRT(SUM([.K96:.K101])/3)" office:value-type="float" office:value="15.1976921591864" calcext:value-type="float">
            <text:p>15.19769215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10ms</text:p>
          </table:table-cell>
          <table:table-cell/>
          <table:table-cell office:value-type="float" office:value="78.8160592071281" calcext:value-type="float">
            <text:p>78.8160592071</text:p>
          </table:table-cell>
          <table:table-cell/>
          <table:table-cell table:formula="of:=([.I97] - [.J96])^2" office:value-type="float" office:value="16.4509204096541" calcext:value-type="float">
            <text:p>16.450920409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90ms</text:p>
          </table:table-cell>
          <table:table-cell/>
          <table:table-cell office:value-type="float" office:value="59.9795167551101" calcext:value-type="float">
            <text:p>59.9795167551</text:p>
          </table:table-cell>
          <table:table-cell/>
          <table:table-cell table:formula="of:=([.I98] - [.J96])^2" office:value-type="float" office:value="218.465220815838" calcext:value-type="float">
            <text:p>218.465220815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90ms</text:p>
          </table:table-cell>
          <table:table-cell/>
          <table:table-cell office:value-type="float" office:value="59.9795167551101" calcext:value-type="float">
            <text:p>59.9795167551</text:p>
          </table:table-cell>
          <table:table-cell/>
          <table:table-cell table:formula="of:=([.I99] - [.J96])^2" office:value-type="float" office:value="218.465220815838" calcext:value-type="float">
            <text:p>218.465220815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30ms</text:p>
          </table:table-cell>
          <table:table-cell/>
          <table:table-cell office:value-type="float" office:value="84.3959572040929" calcext:value-type="float">
            <text:p>84.3959572041</text:p>
          </table:table-cell>
          <table:table-cell/>
          <table:table-cell table:formula="of:=([.I100] - [.J96])^2" office:value-type="float" office:value="92.8500180258284" calcext:value-type="float">
            <text:p>92.850018025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10ms</text:p>
          </table:table-cell>
          <table:table-cell/>
          <table:table-cell office:value-type="float" office:value="85.9166050816441" calcext:value-type="float">
            <text:p>85.9166050816</text:p>
          </table:table-cell>
          <table:table-cell/>
          <table:table-cell table:formula="of:=([.I101] - [.J96])^2" office:value-type="float" office:value="124.46792284017" calcext:value-type="float">
            <text:p>124.46792284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50ms</text:p>
          </table:table-cell>
          <table:table-cell/>
          <table:table-cell office:value-type="float" office:value="84918.4782608696" calcext:value-type="float">
            <text:p>84918.4782608696</text:p>
          </table:table-cell>
          <table:table-cell table:formula="of:=([.I102]+[.I103]+[.I104]+[.I105]+[.I106]+[.I107])/6" office:value-type="float" office:value="98040.4662027185" calcext:value-type="float">
            <text:p>98040.4662027185</text:p>
          </table:table-cell>
          <table:table-cell table:formula="of:=([.I102] - [.J102])^2" office:value-type="float" office:value="172186567.546028" calcext:value-type="float">
            <text:p>172186567.546028</text:p>
          </table:table-cell>
          <table:table-cell table:formula="of:=SQRT(SUM([.K102:.K107])/3)" office:value-type="float" office:value="17462.8166969797" calcext:value-type="float">
            <text:p>17462.816696979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50ms</text:p>
          </table:table-cell>
          <table:table-cell/>
          <table:table-cell office:value-type="float" office:value="84918.4782608696" calcext:value-type="float">
            <text:p>84918.4782608696</text:p>
          </table:table-cell>
          <table:table-cell/>
          <table:table-cell table:formula="of:=([.I103] - [.J102])^2" office:value-type="float" office:value="172186567.546028" calcext:value-type="float">
            <text:p>172186567.54602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30ms</text:p>
          </table:table-cell>
          <table:table-cell/>
          <table:table-cell office:value-type="float" office:value="105006.720430108" calcext:value-type="float">
            <text:p>105006.720430108</text:p>
          </table:table-cell>
          <table:table-cell/>
          <table:table-cell table:formula="of:=([.I104] - [.J102])^2" office:value-type="float" office:value="48528697.960622" calcext:value-type="float">
            <text:p>48528697.9606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20ms</text:p>
          </table:table-cell>
          <table:table-cell/>
          <table:table-cell office:value-type="float" office:value="106148.097826087" calcext:value-type="float">
            <text:p>106148.097826087</text:p>
          </table:table-cell>
          <table:table-cell/>
          <table:table-cell table:formula="of:=([.I105] - [.J102])^2" office:value-type="float" office:value="65733690.5402448" calcext:value-type="float">
            <text:p>65733690.54024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30ms</text:p>
          </table:table-cell>
          <table:table-cell/>
          <table:table-cell office:value-type="float" office:value="117658.13253012" calcext:value-type="float">
            <text:p>117658.13253012</text:p>
          </table:table-cell>
          <table:table-cell/>
          <table:table-cell table:formula="of:=([.I106] - [.J102])^2" office:value-type="float" office:value="384852832.133262" calcext:value-type="float">
            <text:p>384852832.13326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090ms</text:p>
          </table:table-cell>
          <table:table-cell/>
          <table:table-cell office:value-type="float" office:value="89592.8899082569" calcext:value-type="float">
            <text:p>89592.8899082569</text:p>
          </table:table-cell>
          <table:table-cell/>
          <table:table-cell table:formula="of:=([.I107] - [.J102])^2" office:value-type="float" office:value="71361545.2507498" calcext:value-type="float">
            <text:p>71361545.25074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80ms</text:p>
          </table:table-cell>
          <table:table-cell/>
          <table:table-cell office:value-type="float" office:value="113636363.636364" calcext:value-type="float">
            <text:p>113636363.636364</text:p>
          </table:table-cell>
          <table:table-cell table:formula="of:=([.I108]+[.I109]+[.I110]+[.I111]+[.I112]+[.I113])/6" office:value-type="float" office:value="90779658.9053358" calcext:value-type="float">
            <text:p>90779658.9053358</text:p>
          </table:table-cell>
          <table:table-cell table:formula="of:=([.I108] - [.J108])^2" office:value-type="float" office:value="522428951161407" calcext:value-type="float">
            <text:p>522428951161407</text:p>
          </table:table-cell>
          <table:table-cell table:formula="of:=SQRT(SUM([.K108:.K113])/3)" office:value-type="float" office:value="24524402.1670654" calcext:value-type="float">
            <text:p>24524402.167065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50ms</text:p>
          </table:table-cell>
          <table:table-cell/>
          <table:table-cell office:value-type="float" office:value="80000000" calcext:value-type="float">
            <text:p>80000000</text:p>
          </table:table-cell>
          <table:table-cell/>
          <table:table-cell table:formula="of:=([.I109] - [.J108])^2" office:value-type="float" office:value="116201046115385" calcext:value-type="float">
            <text:p>11620104611538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360ms</text:p>
          </table:table-cell>
          <table:table-cell/>
          <table:table-cell office:value-type="float" office:value="73529411.7647059" calcext:value-type="float">
            <text:p>73529411.7647059</text:p>
          </table:table-cell>
          <table:table-cell/>
          <table:table-cell table:formula="of:=([.I110] - [.J108])^2" office:value-type="float" office:value="297571026412810" calcext:value-type="float">
            <text:p>2975710264128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350ms</text:p>
          </table:table-cell>
          <table:table-cell/>
          <table:table-cell office:value-type="float" office:value="74074074.0740741" calcext:value-type="float">
            <text:p>74074074.0740741</text:p>
          </table:table-cell>
          <table:table-cell/>
          <table:table-cell table:formula="of:=([.I111] - [.J108])^2" office:value-type="float" office:value="279076564554481" calcext:value-type="float">
            <text:p>2790765645544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70ms</text:p>
          </table:table-cell>
          <table:table-cell/>
          <table:table-cell office:value-type="float" office:value="114942528.735632" calcext:value-type="float">
            <text:p>114942528.735632</text:p>
          </table:table-cell>
          <table:table-cell/>
          <table:table-cell table:formula="of:=([.I112] - [.J108])^2" office:value-type="float" office:value="583844278435839" calcext:value-type="float">
            <text:p>58384427843583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30ms</text:p>
          </table:table-cell>
          <table:table-cell/>
          <table:table-cell office:value-type="float" office:value="88495575.2212389" calcext:value-type="float">
            <text:p>88495575.2212389</text:p>
          </table:table-cell>
          <table:table-cell/>
          <table:table-cell table:formula="of:=([.I113] - [.J108])^2" office:value-type="float" office:value="5217038275957.68" calcext:value-type="float">
            <text:p>5217038275957.6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770ms</text:p>
          </table:table-cell>
          <table:table-cell/>
          <table:table-cell office:value-type="float" office:value="53.8799048817091" calcext:value-type="float">
            <text:p>53.8799048817</text:p>
          </table:table-cell>
          <table:table-cell table:formula="of:=SUM([.I114:.I125])/12" office:value-type="float" office:value="83.1735493254117" calcext:value-type="float">
            <text:p>83.1735493254</text:p>
          </table:table-cell>
          <table:table-cell table:formula="of:=([.I114] - [.J114])^2" office:value-type="float" office:value="858.117604794067" calcext:value-type="float">
            <text:p>858.1176047941</text:p>
          </table:table-cell>
          <table:table-cell table:formula="of:=SQRT(SUM([.K114:.K125])/3)" office:value-type="float" office:value="59.3989219901864" calcext:value-type="float">
            <text:p>59.398921990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60ms</text:p>
          </table:table-cell>
          <table:table-cell/>
          <table:table-cell office:value-type="float" office:value="99.3410746256511" calcext:value-type="float">
            <text:p>99.3410746257</text:p>
          </table:table-cell>
          <table:table-cell/>
          <table:table-cell table:formula="of:=([.I115] - [.J114])^2" office:value-type="float" office:value="261.388874333882" calcext:value-type="float">
            <text:p>261.388874333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110ms</text:p>
          </table:table-cell>
          <table:table-cell/>
          <table:table-cell office:value-type="float" office:value="45.1978349007702" calcext:value-type="float">
            <text:p>45.1978349008</text:p>
          </table:table-cell>
          <table:table-cell/>
          <table:table-cell table:formula="of:=([.I116] - [.J114])^2" office:value-type="float" office:value="1442.15488606192" calcext:value-type="float">
            <text:p>1442.154886061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20ms</text:p>
          </table:table-cell>
          <table:table-cell/>
          <table:table-cell office:value-type="float" office:value="47.2115998220916" calcext:value-type="float">
            <text:p>47.2115998221</text:p>
          </table:table-cell>
          <table:table-cell/>
          <table:table-cell table:formula="of:=([.I117] - [.J114])^2" office:value-type="float" office:value="1293.26181207934" calcext:value-type="float">
            <text:p>1293.261812079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650ms</text:p>
          </table:table-cell>
          <table:table-cell/>
          <table:table-cell office:value-type="float" office:value="146.719125600962" calcext:value-type="float">
            <text:p>146.719125601</text:p>
          </table:table-cell>
          <table:table-cell/>
          <table:table-cell table:formula="of:=([.I118] - [.J114])^2" office:value-type="float" office:value="4038.04026419178" calcext:value-type="float">
            <text:p>4038.040264191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750ms</text:p>
          </table:table-cell>
          <table:table-cell/>
          <table:table-cell office:value-type="float" office:value="127.156575520833" calcext:value-type="float">
            <text:p>127.1565755208</text:p>
          </table:table-cell>
          <table:table-cell/>
          <table:table-cell table:formula="of:=([.I119] - [.J114])^2" office:value-type="float" office:value="1934.50659330712" calcext:value-type="float">
            <text:p>1934.506593307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10ms</text:p>
          </table:table-cell>
          <table:table-cell/>
          <table:table-cell office:value-type="float" office:value="78.8160592071281" calcext:value-type="float">
            <text:p>78.8160592071</text:p>
          </table:table-cell>
          <table:table-cell/>
          <table:table-cell table:formula="of:=([.I120] - [.J114])^2" office:value-type="float" office:value="18.987720130939" calcext:value-type="float">
            <text:p>18.98772013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00ms</text:p>
          </table:table-cell>
          <table:table-cell/>
          <table:table-cell office:value-type="float" office:value="79.4728597005208" calcext:value-type="float">
            <text:p>79.4728597005</text:p>
          </table:table-cell>
          <table:table-cell/>
          <table:table-cell table:formula="of:=([.I121] - [.J114])^2" office:value-type="float" office:value="13.695103699775" calcext:value-type="float">
            <text:p>13.69510369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410ms</text:p>
          </table:table-cell>
          <table:table-cell/>
          <table:table-cell office:value-type="float" office:value="67.6364763408688" calcext:value-type="float">
            <text:p>67.6364763409</text:p>
          </table:table-cell>
          <table:table-cell/>
          <table:table-cell table:formula="of:=([.I122] - [.J114])^2" office:value-type="float" office:value="241.400636927012" calcext:value-type="float">
            <text:p>241.4006369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410ms</text:p>
          </table:table-cell>
          <table:table-cell/>
          <table:table-cell office:value-type="float" office:value="67.6364763408688" calcext:value-type="float">
            <text:p>67.6364763409</text:p>
          </table:table-cell>
          <table:table-cell/>
          <table:table-cell table:formula="of:=([.I123] - [.J114])^2" office:value-type="float" office:value="241.400636927012" calcext:value-type="float">
            <text:p>241.4006369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00ms</text:p>
          </table:table-cell>
          <table:table-cell/>
          <table:table-cell office:value-type="float" office:value="86.6976651278409" calcext:value-type="float">
            <text:p>86.6976651278</text:p>
          </table:table-cell>
          <table:table-cell/>
          <table:table-cell table:formula="of:=([.I124] - [.J114])^2" office:value-type="float" office:value="12.4193921889314" calcext:value-type="float">
            <text:p>12.419392188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970ms</text:p>
          </table:table-cell>
          <table:table-cell/>
          <table:table-cell office:value-type="float" office:value="98.3169398356959" calcext:value-type="float">
            <text:p>98.3169398357</text:p>
          </table:table-cell>
          <table:table-cell/>
          <table:table-cell table:formula="of:=([.I125] - [.J114])^2" office:value-type="float" office:value="229.322276146966" calcext:value-type="float">
            <text:p>229.3222761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070ms</text:p>
          </table:table-cell>
          <table:table-cell/>
          <table:table-cell office:value-type="float" office:value="31809.8534201954" calcext:value-type="float">
            <text:p>31809.8534201954</text:p>
          </table:table-cell>
          <table:table-cell table:formula="of:=SUM([.I126:.I137])/12" office:value-type="float" office:value="49637.6533294406" calcext:value-type="float">
            <text:p>49637.6533294406</text:p>
          </table:table-cell>
          <table:table-cell table:formula="of:=([.I126] - [.J126])^2" office:value-type="float" office:value="317830449.604082" calcext:value-type="float">
            <text:p>317830449.604082</text:p>
          </table:table-cell>
          <table:table-cell table:formula="of:=SQRT(SUM([.K126:.K137])/3)" office:value-type="float" office:value="78779.510963946" calcext:value-type="float">
            <text:p>78779.51096394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360ms</text:p>
          </table:table-cell>
          <table:table-cell/>
          <table:table-cell office:value-type="float" office:value="29064.3601190476" calcext:value-type="float">
            <text:p>29064.3601190476</text:p>
          </table:table-cell>
          <table:table-cell/>
          <table:table-cell table:formula="of:=([.I127] - [.J126])^2" office:value-type="float" office:value="423260393.520801" calcext:value-type="float">
            <text:p>423260393.5208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130ms</text:p>
          </table:table-cell>
          <table:table-cell/>
          <table:table-cell office:value-type="float" office:value="31200.0798722045" calcext:value-type="float">
            <text:p>31200.0798722045</text:p>
          </table:table-cell>
          <table:table-cell/>
          <table:table-cell table:formula="of:=([.I128] - [.J126])^2" office:value-type="float" office:value="339944114.990976" calcext:value-type="float">
            <text:p>339944114.99097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270ms</text:p>
          </table:table-cell>
          <table:table-cell/>
          <table:table-cell office:value-type="float" office:value="29864.2966360856" calcext:value-type="float">
            <text:p>29864.2966360856</text:p>
          </table:table-cell>
          <table:table-cell/>
          <table:table-cell table:formula="of:=([.I129] - [.J126])^2" office:value-type="float" office:value="390985634.922646" calcext:value-type="float">
            <text:p>390985634.9226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420ms</text:p>
          </table:table-cell>
          <table:table-cell/>
          <table:table-cell office:value-type="float" office:value="68772.0070422535" calcext:value-type="float">
            <text:p>68772.0070422535</text:p>
          </table:table-cell>
          <table:table-cell/>
          <table:table-cell table:formula="of:=([.I130] - [.J126])^2" office:value-type="float" office:value="366123492.007038" calcext:value-type="float">
            <text:p>366123492.00703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560ms</text:p>
          </table:table-cell>
          <table:table-cell/>
          <table:table-cell office:value-type="float" office:value="174386.160714286" calcext:value-type="float">
            <text:p>174386.160714286</text:p>
          </table:table-cell>
          <table:table-cell/>
          <table:table-cell table:formula="of:=([.I131] - [.J126])^2" office:value-type="float" office:value="15562190094.7468" calcext:value-type="float">
            <text:p>15562190094.746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910ms</text:p>
          </table:table-cell>
          <table:table-cell/>
          <table:table-cell office:value-type="float" office:value="51128.9267015707" calcext:value-type="float">
            <text:p>51128.9267015707</text:p>
          </table:table-cell>
          <table:table-cell/>
          <table:table-cell table:formula="of:=([.I132] - [.J126])^2" office:value-type="float" office:value="2223896.27042438" calcext:value-type="float">
            <text:p>2223896.2704243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940ms</text:p>
          </table:table-cell>
          <table:table-cell/>
          <table:table-cell office:value-type="float" office:value="50338.2731958763" calcext:value-type="float">
            <text:p>50338.2731958763</text:p>
          </table:table-cell>
          <table:table-cell/>
          <table:table-cell table:formula="of:=([.I133] - [.J126])^2" office:value-type="float" office:value="490868.197244429" calcext:value-type="float">
            <text:p>490868.19724442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140ms</text:p>
          </table:table-cell>
          <table:table-cell/>
          <table:table-cell office:value-type="float" office:value="31100.7165605096" calcext:value-type="float">
            <text:p>31100.7165605096</text:p>
          </table:table-cell>
          <table:table-cell/>
          <table:table-cell table:formula="of:=([.I134] - [.J126])^2" office:value-type="float" office:value="343618024.775345" calcext:value-type="float">
            <text:p>343618024.77534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800ms</text:p>
          </table:table-cell>
          <table:table-cell/>
          <table:table-cell office:value-type="float" office:value="34877.2321428571" calcext:value-type="float">
            <text:p>34877.2321428571</text:p>
          </table:table-cell>
          <table:table-cell/>
          <table:table-cell table:formula="of:=([.I135] - [.J126])^2" office:value-type="float" office:value="217870033.605342" calcext:value-type="float">
            <text:p>217870033.60534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120ms</text:p>
          </table:table-cell>
          <table:table-cell/>
          <table:table-cell office:value-type="float" office:value="31300.0801282051" calcext:value-type="float">
            <text:p>31300.0801282051</text:p>
          </table:table-cell>
          <table:table-cell/>
          <table:table-cell table:formula="of:=([.I136] - [.J126])^2" office:value-type="float" office:value="336266590.910669" calcext:value-type="float">
            <text:p>336266590.91066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3070ms</text:p>
          </table:table-cell>
          <table:table-cell/>
          <table:table-cell office:value-type="float" office:value="31809.8534201954" calcext:value-type="float">
            <text:p>31809.8534201954</text:p>
          </table:table-cell>
          <table:table-cell/>
          <table:table-cell table:formula="of:=([.I137] - [.J126])^2" office:value-type="float" office:value="317830449.604082" calcext:value-type="float">
            <text:p>317830449.60408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50ms</text:p>
          </table:table-cell>
          <table:table-cell/>
          <table:table-cell office:value-type="float" office:value="48780487.8048781" calcext:value-type="float">
            <text:p>48780487.8048781</text:p>
          </table:table-cell>
          <table:table-cell table:formula="of:=SUM([.I138:.I149])/12" office:value-type="float" office:value="94109384.0493547" calcext:value-type="float">
            <text:p>94109384.0493547</text:p>
          </table:table-cell>
          <table:table-cell table:formula="of:=([.I138] - [.J138])^2" office:value-type="float" office:value="2.05470883474253E+015" calcext:value-type="float">
            <text:p>2054708834742530</text:p>
          </table:table-cell>
          <table:table-cell table:formula="of:=SQRT(SUM([.K138:.K149])/3)" office:value-type="float" office:value="118262024.003513" calcext:value-type="float">
            <text:p>118262024.00351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60ms</text:p>
          </table:table-cell>
          <table:table-cell/>
          <table:table-cell office:value-type="float" office:value="64102564.1025641" calcext:value-type="float">
            <text:p>64102564.1025641</text:p>
          </table:table-cell>
          <table:table-cell/>
          <table:table-cell table:formula="of:=([.I139] - [.J138])^2" office:value-type="float" office:value="900409243319112" calcext:value-type="float">
            <text:p>9004092433191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280ms</text:p>
          </table:table-cell>
          <table:table-cell/>
          <table:table-cell office:value-type="float" office:value="43859649.122807" calcext:value-type="float">
            <text:p>43859649.122807</text:p>
          </table:table-cell>
          <table:table-cell/>
          <table:table-cell table:formula="of:=([.I140] - [.J138])^2" office:value-type="float" office:value="2.52503586018831E+015" calcext:value-type="float">
            <text:p>25250358601883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230ms</text:p>
          </table:table-cell>
          <table:table-cell/>
          <table:table-cell office:value-type="float" office:value="81300813.0081301" calcext:value-type="float">
            <text:p>81300813.0081301</text:p>
          </table:table-cell>
          <table:table-cell/>
          <table:table-cell table:formula="of:=([.I141] - [.J138])^2" office:value-type="float" office:value="164059492118098" calcext:value-type="float">
            <text:p>1640594921180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80ms</text:p>
          </table:table-cell>
          <table:table-cell/>
          <table:table-cell office:value-type="float" office:value="48076923.0769231" calcext:value-type="float">
            <text:p>48076923.0769231</text:p>
          </table:table-cell>
          <table:table-cell/>
          <table:table-cell table:formula="of:=([.I142] - [.J138])^2" office:value-type="float" office:value="2.11898746317844E+015" calcext:value-type="float">
            <text:p>211898746317844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2050ms</text:p>
          </table:table-cell>
          <table:table-cell/>
          <table:table-cell office:value-type="float" office:value="48780487.8048781" calcext:value-type="float">
            <text:p>48780487.8048781</text:p>
          </table:table-cell>
          <table:table-cell/>
          <table:table-cell table:formula="of:=([.I143] - [.J138])^2" office:value-type="float" office:value="2.05470883474253E+015" calcext:value-type="float">
            <text:p>205470883474253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070ms</text:p>
          </table:table-cell>
          <table:table-cell/>
          <table:table-cell office:value-type="float" office:value="93457943.9252336" calcext:value-type="float">
            <text:p>93457943.9252336</text:p>
          </table:table-cell>
          <table:table-cell/>
          <table:table-cell table:formula="of:=([.I144] - [.J138])^2" office:value-type="float" office:value="424374235314.933" calcext:value-type="float">
            <text:p>424374235314.93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540ms</text:p>
          </table:table-cell>
          <table:table-cell/>
          <table:table-cell office:value-type="float" office:value="64935064.9350649" calcext:value-type="float">
            <text:p>64935064.9350649</text:p>
          </table:table-cell>
          <table:table-cell/>
          <table:table-cell table:formula="of:=([.I145] - [.J138])^2" office:value-type="float" office:value="851140895782416" calcext:value-type="float">
            <text:p>85114089578241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1170ms</text:p>
          </table:table-cell>
          <table:table-cell/>
          <table:table-cell office:value-type="float" office:value="85470085.4700855" calcext:value-type="float">
            <text:p>85470085.4700855</text:p>
          </table:table-cell>
          <table:table-cell/>
          <table:table-cell table:formula="of:=([.I146] - [.J138])^2" office:value-type="float" office:value="74637479941763.1" calcext:value-type="float">
            <text:p>74637479941763.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440ms</text:p>
          </table:table-cell>
          <table:table-cell/>
          <table:table-cell office:value-type="float" office:value="227272727.272727" calcext:value-type="float">
            <text:p>227272727.272727</text:p>
          </table:table-cell>
          <table:table-cell/>
          <table:table-cell table:formula="of:=([.I147] - [.J138])^2" office:value-type="float" office:value="1.77324759784257E+016" calcext:value-type="float">
            <text:p>1773247597842570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480ms</text:p>
          </table:table-cell>
          <table:table-cell/>
          <table:table-cell office:value-type="float" office:value="208333333.333333" calcext:value-type="float">
            <text:p>208333333.333333</text:p>
          </table:table-cell>
          <table:table-cell/>
          <table:table-cell table:formula="of:=([.I148] - [.J138])^2" office:value-type="float" office:value="1.30471105900288E+016" calcext:value-type="float">
            <text:p>1304711059002880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0.000870ms</text:p>
          </table:table-cell>
          <table:table-cell/>
          <table:table-cell office:value-type="float" office:value="114942528.735632" calcext:value-type="float">
            <text:p>114942528.735632</text:p>
          </table:table-cell>
          <table:table-cell/>
          <table:table-cell table:formula="of:=([.I149] - [.J138])^2" office:value-type="float" office:value="434019917519364" calcext:value-type="float">
            <text:p>43401991751936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034000ms</text:p>
          </table:table-cell>
          <table:table-cell/>
          <table:table-cell office:value-type="float" office:value="0.0135580653455537" calcext:value-type="float">
            <text:p>0.0135580653</text:p>
          </table:table-cell>
          <table:table-cell table:formula="of:=([.I150]+[.I151]+[.I152])/3" office:value-type="float" office:value="0.0134023472143603" calcext:value-type="float">
            <text:p>0.0134023472</text:p>
          </table:table-cell>
          <table:table-cell table:formula="of:=([.I150] - [.J150])^2" office:value-type="float" office:value="0.0000000242481363823754" calcext:value-type="float">
            <text:p>2.42481363823754E-008</text:p>
          </table:table-cell>
          <table:table-cell table:formula="of:=SQRT(SUM([.K150:.K152])/3)" office:value-type="float" office:value="0.000116285306804224" calcext:value-type="float">
            <text:p>0.000116285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132790ms</text:p>
          </table:table-cell>
          <table:table-cell/>
          <table:table-cell office:value-type="float" office:value="0.013370284508674" calcext:value-type="float">
            <text:p>0.0133702845</text:p>
          </table:table-cell>
          <table:table-cell/>
          <table:table-cell table:formula="of:=([.I151] - [.J150])^2" office:value-type="float" office:value="0.00000000102801709592399" calcext:value-type="float">
            <text:p>0.0000000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181990ms</text:p>
          </table:table-cell>
          <table:table-cell/>
          <table:table-cell office:value-type="float" office:value="0.0132786917888531" calcext:value-type="float">
            <text:p>0.0132786918</text:p>
          </table:table-cell>
          <table:table-cell/>
          <table:table-cell table:formula="of:=([.I152] - [.J150])^2" office:value-type="float" office:value="0.0000000152906642573583" calcext:value-type="float">
            <text:p>1.52906642573583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525301ms</text:p>
          </table:table-cell>
          <table:table-cell/>
          <table:table-cell office:value-type="float" office:value="12.9770556686038" calcext:value-type="float">
            <text:p>12.9770556686</text:p>
          </table:table-cell>
          <table:table-cell table:formula="of:=([.I153]+[.I154]+[.I155])/3" office:value-type="float" office:value="12.8112999750346" calcext:value-type="float">
            <text:p>12.811299975</text:p>
          </table:table-cell>
          <table:table-cell table:formula="of:=([.I153] - [.J153])^2" office:value-type="float" office:value="0.0274749499506175" calcext:value-type="float">
            <text:p>0.02747495</text:p>
          </table:table-cell>
          <table:table-cell table:formula="of:=SQRT(SUM([.K153:.K155])/3)" office:value-type="float" office:value="0.173466710745454" calcext:value-type="float">
            <text:p>0.17346671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767880ms</text:p>
          </table:table-cell>
          <table:table-cell/>
          <table:table-cell office:value-type="float" office:value="12.5718020875709" calcext:value-type="float">
            <text:p>12.5718020876</text:p>
          </table:table-cell>
          <table:table-cell/>
          <table:table-cell table:formula="of:=([.I154] - [.J153])^2" office:value-type="float" office:value="0.0573592380995593" calcext:value-type="float">
            <text:p>0.057359238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7.579040ms</text:p>
          </table:table-cell>
          <table:table-cell/>
          <table:table-cell office:value-type="float" office:value="12.885042168929" calcext:value-type="float">
            <text:p>12.8850421689</text:p>
          </table:table-cell>
          <table:table-cell/>
          <table:table-cell table:formula="of:=([.I155] - [.J153])^2" office:value-type="float" office:value="0.0054379111603643" calcext:value-type="float">
            <text:p>0.00543791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6.429000ms</text:p>
          </table:table-cell>
          <table:table-cell table:formula="of:=MID([.G156];1;LEN([.G156])-2)" office:value-type="string" office:string-value=" 6.429000" calcext:value-type="string">
            <text:p><text:s/>6.429000</text:p>
          </table:table-cell>
          <table:table-cell table:formula="of:=[.C156]*[.D156]/[.H156]*1000/1048576" office:value-type="float" office:value="1555.45185876497" calcext:value-type="float">
            <text:p>1555.451858765</text:p>
          </table:table-cell>
          <table:table-cell table:formula="of:=([.I156]+[.I157]+[.I158])/3" office:value-type="float" office:value="1581.58173484833" calcext:value-type="float">
            <text:p>1581.5817348483</text:p>
          </table:table-cell>
          <table:table-cell table:formula="of:=([.I156] - [.J156])^2" office:value-type="float" office:value="682.770424131781" calcext:value-type="float">
            <text:p>682.7704241318</text:p>
          </table:table-cell>
          <table:table-cell table:formula="of:=SQRT(SUM([.K156:.K158])/3)" office:value-type="float" office:value="28.8584524963783" calcext:value-type="float">
            <text:p>28.858452496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6.166000ms</text:p>
          </table:table-cell>
          <table:table-cell table:formula="of:=MID([.G157];1;LEN([.G157])-2)" office:value-type="string" office:string-value=" 6.166000" calcext:value-type="string">
            <text:p><text:s/>6.166000</text:p>
          </table:table-cell>
          <table:table-cell table:formula="of:=[.C157]*[.D157]/[.H157]*1000/1048576" office:value-type="float" office:value="1621.79695102173" calcext:value-type="float">
            <text:p>1621.7969510217</text:p>
          </table:table-cell>
          <table:table-cell/>
          <table:table-cell table:formula="of:=([.I157] - [.J156])^2" office:value-type="float" office:value="1617.26361187331" calcext:value-type="float">
            <text:p>1617.263611873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6.379600ms</text:p>
          </table:table-cell>
          <table:table-cell table:formula="of:=MID([.G158];1;LEN([.G158])-2)" office:value-type="string" office:string-value=" 6.379600" calcext:value-type="string">
            <text:p><text:s/>6.379600</text:p>
          </table:table-cell>
          <table:table-cell table:formula="of:=[.C158]*[.D158]/[.H158]*1000/1048576" office:value-type="float" office:value="1567.49639475829" calcext:value-type="float">
            <text:p>1567.4963947583</text:p>
          </table:table-cell>
          <table:table-cell/>
          <table:table-cell table:formula="of:=([.I158] - [.J156])^2" office:value-type="float" office:value="198.396805452077" calcext:value-type="float">
            <text:p>198.396805452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86200ms</text:p>
          </table:table-cell>
          <table:table-cell/>
          <table:table-cell office:value-type="float" office:value="0.0074146658094095" calcext:value-type="float">
            <text:p>0.0074146658</text:p>
          </table:table-cell>
          <table:table-cell table:formula="of:=([.I159]+[.I160]+[.I161]+[.I162]+[.I163]+[.I164])/6" office:value-type="float" office:value="0.00679707401030466" calcext:value-type="float">
            <text:p>0.006797074</text:p>
          </table:table-cell>
          <table:table-cell table:formula="of:=([.I159] - [.J159])^2" office:value-type="float" office:value="0.000000381419630321553" calcext:value-type="float">
            <text:p>3.81419630321553E-007</text:p>
          </table:table-cell>
          <table:table-cell table:formula="of:=SQRT(SUM([.K159:.K164])/3)" office:value-type="float" office:value="0.000603507919392503" calcext:value-type="float">
            <text:p>0.000603507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328600ms</text:p>
          </table:table-cell>
          <table:table-cell/>
          <table:table-cell office:value-type="float" office:value="0.00717803941296289" calcext:value-type="float">
            <text:p>0.0071780394</text:p>
          </table:table-cell>
          <table:table-cell/>
          <table:table-cell table:formula="of:=([.I160] - [.J159])^2" office:value-type="float" office:value="0.000000145134638022548" calcext:value-type="float">
            <text:p>1.45134638022548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543300ms</text:p>
          </table:table-cell>
          <table:table-cell/>
          <table:table-cell office:value-type="float" office:value="0.00617944869050897" calcext:value-type="float">
            <text:p>0.0061794487</text:p>
          </table:table-cell>
          <table:table-cell/>
          <table:table-cell table:formula="of:=([.I161] - [.J159])^2" office:value-type="float" office:value="0.000000381461035652727" calcext:value-type="float">
            <text:p>3.81461035652727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3.685241ms</text:p>
          </table:table-cell>
          <table:table-cell/>
          <table:table-cell office:value-type="float" office:value="0.00696863370112554" calcext:value-type="float">
            <text:p>0.0069686337</text:p>
          </table:table-cell>
          <table:table-cell/>
          <table:table-cell table:formula="of:=([.I162] - [.J159])^2" office:value-type="float" office:value="0.0000000294327275145564" calcext:value-type="float">
            <text:p>2.94327275145564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544721ms</text:p>
          </table:table-cell>
          <table:table-cell/>
          <table:table-cell office:value-type="float" office:value="0.00655684159501066" calcext:value-type="float">
            <text:p>0.0065568416</text:p>
          </table:table-cell>
          <table:table-cell/>
          <table:table-cell table:formula="of:=([.I163] - [.J159])^2" office:value-type="float" office:value="0.0000000577116133579883" calcext:value-type="float">
            <text:p>5.77116133579883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706269ms</text:p>
          </table:table-cell>
          <table:table-cell/>
          <table:table-cell office:value-type="float" office:value="0.00648481485281039" calcext:value-type="float">
            <text:p>0.0064848149</text:p>
          </table:table-cell>
          <table:table-cell/>
          <table:table-cell table:formula="of:=([.I164] - [.J159])^2" office:value-type="float" office:value="0.0000000975057814390307" calcext:value-type="float">
            <text:p>9.75057814390307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392300ms</text:p>
          </table:table-cell>
          <table:table-cell/>
          <table:table-cell office:value-type="float" office:value="7.01402355814121" calcext:value-type="float">
            <text:p>7.0140235581</text:p>
          </table:table-cell>
          <table:table-cell table:formula="of:=([.I165]+[.I166]+[.I167]+[.I168]+[.I169]+[.I170])/6" office:value-type="float" office:value="6.96174592332577" calcext:value-type="float">
            <text:p>6.9617459233</text:p>
          </table:table-cell>
          <table:table-cell table:formula="of:=([.I165] - [.J165])^2" office:value-type="float" office:value="0.00273295110189691" calcext:value-type="float">
            <text:p>0.0027329511</text:p>
          </table:table-cell>
          <table:table-cell table:formula="of:=SQRT(SUM([.K165:.K170])/3)" office:value-type="float" office:value="0.581332126493256" calcext:value-type="float">
            <text:p>0.581332126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409700ms</text:p>
          </table:table-cell>
          <table:table-cell/>
          <table:table-cell office:value-type="float" office:value="6.92744910264595" calcext:value-type="float">
            <text:p>6.9274491026</text:p>
          </table:table-cell>
          <table:table-cell/>
          <table:table-cell table:formula="of:=([.I166] - [.J165])^2" office:value-type="float" office:value="0.00117627190874345" calcext:value-type="float">
            <text:p>0.001176271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248000ms</text:p>
          </table:table-cell>
          <table:table-cell/>
          <table:table-cell office:value-type="float" office:value="7.82502003205128" calcext:value-type="float">
            <text:p>7.8250200321</text:p>
          </table:table-cell>
          <table:table-cell/>
          <table:table-cell table:formula="of:=([.I167] - [.J165])^2" office:value-type="float" office:value="0.745242186795831" calcext:value-type="float">
            <text:p>0.745242186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.451000ms</text:p>
          </table:table-cell>
          <table:table-cell/>
          <table:table-cell office:value-type="float" office:value="6.730272226051" calcext:value-type="float">
            <text:p>6.7302722261</text:p>
          </table:table-cell>
          <table:table-cell/>
          <table:table-cell table:formula="of:=([.I168] - [.J165])^2" office:value-type="float" office:value="0.0535800725300501" calcext:value-type="float">
            <text:p>0.053580072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712120ms</text:p>
          </table:table-cell>
          <table:table-cell/>
          <table:table-cell office:value-type="float" office:value="6.63780950671963" calcext:value-type="float">
            <text:p>6.6378095067</text:p>
          </table:table-cell>
          <table:table-cell/>
          <table:table-cell table:formula="of:=([.I169] - [.J165])^2" office:value-type="float" office:value="0.104934802003624" calcext:value-type="float">
            <text:p>0.1049348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4.716351ms</text:p>
          </table:table-cell>
          <table:table-cell/>
          <table:table-cell office:value-type="float" office:value="6.63590111434553" calcext:value-type="float">
            <text:p>6.6359011143</text:p>
          </table:table-cell>
          <table:table-cell/>
          <table:table-cell table:formula="of:=([.I170] - [.J165])^2" office:value-type="float" office:value="0.106174839539366" calcext:value-type="float">
            <text:p>0.106174839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.480600ms</text:p>
          </table:table-cell>
          <table:table-cell/>
          <table:table-cell office:value-type="float" office:value="871.034614915597" calcext:value-type="float">
            <text:p>871.0346149156</text:p>
          </table:table-cell>
          <table:table-cell table:formula="of:=([.I171]+[.I172]+[.I173]+[.I174]+[.I175]+[.I176])/6" office:value-type="float" office:value="835.719798005111" calcext:value-type="float">
            <text:p>835.7197980051</text:p>
          </table:table-cell>
          <table:table-cell table:formula="of:=([.I171] - [.J171])^2" office:value-type="float" office:value="1247.13629342115" calcext:value-type="float">
            <text:p>1247.1362934212</text:p>
          </table:table-cell>
          <table:table-cell table:formula="of:=SQRT(SUM([.K171:.K176])/3)" office:value-type="float" office:value="64.5655925890164" calcext:value-type="float">
            <text:p>64.56559258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287200ms</text:p>
          </table:table-cell>
          <table:table-cell/>
          <table:table-cell office:value-type="float" office:value="813.855068689368" calcext:value-type="float">
            <text:p>813.8550686894</text:p>
          </table:table-cell>
          <table:table-cell/>
          <table:table-cell table:formula="of:=([.I172] - [.J171])^2" office:value-type="float" office:value="478.066388050713" calcext:value-type="float">
            <text:p>478.06638805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0.984800ms</text:p>
          </table:table-cell>
          <table:table-cell/>
          <table:table-cell office:value-type="float" office:value="910.348845677664" calcext:value-type="float">
            <text:p>910.3488456777</text:p>
          </table:table-cell>
          <table:table-cell/>
          <table:table-cell table:formula="of:=([.I173] - [.J171])^2" office:value-type="float" office:value="5569.4947565122" calcext:value-type="float">
            <text:p>5569.49475651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1.790000ms</text:p>
          </table:table-cell>
          <table:table-cell/>
          <table:table-cell office:value-type="float" office:value="848.176420695505" calcext:value-type="float">
            <text:p>848.1764206955</text:p>
          </table:table-cell>
          <table:table-cell/>
          <table:table-cell table:formula="of:=([.I174] - [.J171])^2" office:value-type="float" office:value="155.16744885084" calcext:value-type="float">
            <text:p>155.16744885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749900ms</text:p>
          </table:table-cell>
          <table:table-cell/>
          <table:table-cell office:value-type="float" office:value="784.319877018643" calcext:value-type="float">
            <text:p>784.3198770186</text:p>
          </table:table-cell>
          <table:table-cell/>
          <table:table-cell table:formula="of:=([.I175] - [.J171])^2" office:value-type="float" office:value="2641.95187741516" calcext:value-type="float">
            <text:p>2641.951877415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12.713201ms</text:p>
          </table:table-cell>
          <table:table-cell/>
          <table:table-cell office:value-type="float" office:value="786.583961033889" calcext:value-type="float">
            <text:p>786.5839610339</text:p>
          </table:table-cell>
          <table:table-cell/>
          <table:table-cell table:formula="of:=([.I176] - [.J171])^2" office:value-type="float" office:value="2414.33047486251" calcext:value-type="float">
            <text:p>2414.330474862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06000ms</text:p>
          </table:table-cell>
          <table:table-cell/>
          <table:table-cell office:value-type="float" office:value="0.00365953306372314" calcext:value-type="float">
            <text:p>0.0036595331</text:p>
          </table:table-cell>
          <table:table-cell table:formula="of:=SUM([.I177:.I188])/12" office:value-type="float" office:value="0.00369826962906604" calcext:value-type="float">
            <text:p>0.0036982696</text:p>
          </table:table-cell>
          <table:table-cell table:formula="of:=([.I177] - [.J177])^2" office:value-type="float" office:value="0.00000000150052149456495" calcext:value-type="float">
            <text:p>1.50052149456495E-009</text:p>
          </table:table-cell>
          <table:table-cell table:formula="of:=SQRT(SUM([.K177:.K188])/3)" office:value-type="float" office:value="0.0000825859640377745" calcext:value-type="float">
            <text:p>0.00008258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00900ms</text:p>
          </table:table-cell>
          <table:table-cell/>
          <table:table-cell office:value-type="float" office:value="0.00366670889463743" calcext:value-type="float">
            <text:p>0.0036667089</text:p>
          </table:table-cell>
          <table:table-cell/>
          <table:table-cell table:formula="of:=([.I178] - [.J177])^2" office:value-type="float" office:value="0.000000000996079957673404" calcext:value-type="float">
            <text:p>0.00000000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09800ms</text:p>
          </table:table-cell>
          <table:table-cell/>
          <table:table-cell office:value-type="float" office:value="0.00365420459961012" calcext:value-type="float">
            <text:p>0.0036542046</text:p>
          </table:table-cell>
          <table:table-cell/>
          <table:table-cell table:formula="of:=([.I179] - [.J177])^2" office:value-type="float" office:value="0.00000000194172682095134" calcext:value-type="float">
            <text:p>1.94172682095134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626000ms</text:p>
          </table:table-cell>
          <table:table-cell/>
          <table:table-cell office:value-type="float" office:value="0.00363166152477628" calcext:value-type="float">
            <text:p>0.0036316615</text:p>
          </table:table-cell>
          <table:table-cell/>
          <table:table-cell table:formula="of:=([.I180] - [.J177])^2" office:value-type="float" office:value="0.00000000443663955707591" calcext:value-type="float">
            <text:p>4.43663955707591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28600ms</text:p>
          </table:table-cell>
          <table:table-cell/>
          <table:table-cell office:value-type="float" office:value="0.00377155072532726" calcext:value-type="float">
            <text:p>0.0037715507</text:p>
          </table:table-cell>
          <table:table-cell/>
          <table:table-cell table:formula="of:=([.I181] - [.J177])^2" office:value-type="float" office:value="0.00000000537011906924582" calcext:value-type="float">
            <text:p>5.37011906924582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45000ms</text:p>
          </table:table-cell>
          <table:table-cell/>
          <table:table-cell office:value-type="float" office:value="0.00374724682281434" calcext:value-type="float">
            <text:p>0.0037472468</text:p>
          </table:table-cell>
          <table:table-cell/>
          <table:table-cell table:formula="of:=([.I182] - [.J177])^2" office:value-type="float" office:value="0.00000000239876550745825" calcext:value-type="float">
            <text:p>2.39876550745825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54500ms</text:p>
          </table:table-cell>
          <table:table-cell/>
          <table:table-cell office:value-type="float" office:value="0.00373331108399393" calcext:value-type="float">
            <text:p>0.0037333111</text:p>
          </table:table-cell>
          <table:table-cell/>
          <table:table-cell table:formula="of:=([.I183] - [.J177])^2" office:value-type="float" office:value="0.00000000122790356346317" calcext:value-type="float">
            <text:p>1.22790356346317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48200ms</text:p>
          </table:table-cell>
          <table:table-cell/>
          <table:table-cell office:value-type="float" office:value="0.00374254107372361" calcext:value-type="float">
            <text:p>0.0037425411</text:p>
          </table:table-cell>
          <table:table-cell/>
          <table:table-cell table:formula="of:=([.I184] - [.J177])^2" office:value-type="float" office:value="0.00000000195996081206806" calcext:value-type="float">
            <text:p>0.00000000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72100ms</text:p>
          </table:table-cell>
          <table:table-cell/>
          <table:table-cell office:value-type="float" office:value="0.0037077653139701" calcext:value-type="float">
            <text:p>0.0037077653</text:p>
          </table:table-cell>
          <table:table-cell/>
          <table:table-cell table:formula="of:=([.I185] - [.J177])^2" office:value-type="float" office:value="0.0000000000901680317971373" calcext:value-type="float">
            <text:p>9.01680317971373E-01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77200ms</text:p>
          </table:table-cell>
          <table:table-cell/>
          <table:table-cell office:value-type="float" office:value="0.00370042804751765" calcext:value-type="float">
            <text:p>0.003700428</text:p>
          </table:table-cell>
          <table:table-cell/>
          <table:table-cell table:formula="of:=([.I186] - [.J177])^2" office:value-type="float" office:value="0.00000000000465877021223972" calcext:value-type="float">
            <text:p>4.65877021223972E-01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91900ms</text:p>
          </table:table-cell>
          <table:table-cell/>
          <table:table-cell office:value-type="float" office:value="0.00367944101395212" calcext:value-type="float">
            <text:p>0.003679441</text:p>
          </table:table-cell>
          <table:table-cell/>
          <table:table-cell table:formula="of:=([.I187] - [.J177])^2" office:value-type="float" office:value="0.000000000354516747108239" calcext:value-type="float">
            <text:p>3.54516747108239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588100ms</text:p>
          </table:table-cell>
          <table:table-cell/>
          <table:table-cell office:value-type="float" office:value="0.00368484338474653" calcext:value-type="float">
            <text:p>0.0036848434</text:p>
          </table:table-cell>
          <table:table-cell/>
          <table:table-cell table:formula="of:=([.I188] - [.J177])^2" office:value-type="float" office:value="0.000000000180264036527242" calcext:value-type="float">
            <text:p>1.80264036527242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49500ms</text:p>
          </table:table-cell>
          <table:table-cell/>
          <table:table-cell office:value-type="float" office:value="3.55178214220767" calcext:value-type="float">
            <text:p>3.5517821422</text:p>
          </table:table-cell>
          <table:table-cell table:formula="of:=SUM([.I189:.I200])/12" office:value-type="float" office:value="3.70152956518859" calcext:value-type="float">
            <text:p>3.7015295652</text:p>
          </table:table-cell>
          <table:table-cell table:formula="of:=([.I189] - [.J189])^2" office:value-type="float" office:value="0.0224242906894254" calcext:value-type="float">
            <text:p>0.0224242907</text:p>
          </table:table-cell>
          <table:table-cell table:formula="of:=SQRT(SUM([.K189:.K200])/3)" office:value-type="float" office:value="0.420348092035267" calcext:value-type="float">
            <text:p>0.4203480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62300ms</text:p>
          </table:table-cell>
          <table:table-cell/>
          <table:table-cell office:value-type="float" office:value="3.53532382434927" calcext:value-type="float">
            <text:p>3.5353238243</text:p>
          </table:table-cell>
          <table:table-cell/>
          <table:table-cell table:formula="of:=([.I190] - [.J189])^2" office:value-type="float" office:value="0.027624348287946" calcext:value-type="float">
            <text:p>0.02762434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76200ms</text:p>
          </table:table-cell>
          <table:table-cell/>
          <table:table-cell office:value-type="float" office:value="3.51762300986961" calcext:value-type="float">
            <text:p>3.5176230099</text:p>
          </table:table-cell>
          <table:table-cell/>
          <table:table-cell table:formula="of:=([.I191] - [.J189])^2" office:value-type="float" office:value="0.0338216210892916" calcext:value-type="float">
            <text:p>0.033821621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60700ms</text:p>
          </table:table-cell>
          <table:table-cell/>
          <table:table-cell office:value-type="float" office:value="3.53737276777629" calcext:value-type="float">
            <text:p>3.5373727678</text:p>
          </table:table-cell>
          <table:table-cell/>
          <table:table-cell table:formula="of:=([.I192] - [.J189])^2" office:value-type="float" office:value="0.0269474541366616" calcext:value-type="float">
            <text:p>0.026947454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10300ms</text:p>
          </table:table-cell>
          <table:table-cell/>
          <table:table-cell office:value-type="float" office:value="3.6031527875143" calcext:value-type="float">
            <text:p>3.6031527875</text:p>
          </table:table-cell>
          <table:table-cell/>
          <table:table-cell table:formula="of:=([.I193] - [.J189])^2" office:value-type="float" office:value="0.00967799038557587" calcext:value-type="float">
            <text:p>0.009677990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34500ms</text:p>
          </table:table-cell>
          <table:table-cell/>
          <table:table-cell office:value-type="float" office:value="3.57126531358566" calcext:value-type="float">
            <text:p>3.5712653136</text:p>
          </table:table-cell>
          <table:table-cell/>
          <table:table-cell table:formula="of:=([.I194] - [.J189])^2" office:value-type="float" office:value="0.0169687752456704" calcext:value-type="float">
            <text:p>0.016968775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43300ms</text:p>
          </table:table-cell>
          <table:table-cell/>
          <table:table-cell office:value-type="float" office:value="3.5598093536981" calcext:value-type="float">
            <text:p>3.5598093537</text:p>
          </table:table-cell>
          <table:table-cell/>
          <table:table-cell table:formula="of:=([.I195] - [.J189])^2" office:value-type="float" office:value="0.020084618344908" calcext:value-type="float">
            <text:p>0.02008461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749000ms</text:p>
          </table:table-cell>
          <table:table-cell/>
          <table:table-cell office:value-type="float" office:value="3.55242815569298" calcext:value-type="float">
            <text:p>3.5524281557</text:p>
          </table:table-cell>
          <table:table-cell/>
          <table:table-cell table:formula="of:=([.I196] - [.J189])^2" office:value-type="float" office:value="0.0222312303135763" calcext:value-type="float">
            <text:p>0.022231230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39900ms</text:p>
          </table:table-cell>
          <table:table-cell/>
          <table:table-cell office:value-type="float" office:value="4.00246936349851" calcext:value-type="float">
            <text:p>4.0024693635</text:p>
          </table:table-cell>
          <table:table-cell/>
          <table:table-cell table:formula="of:=([.I197] - [.J189])^2" office:value-type="float" office:value="0.0905647622068177" calcext:value-type="float">
            <text:p>0.090564762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44600ms</text:p>
          </table:table-cell>
          <table:table-cell/>
          <table:table-cell office:value-type="float" office:value="3.99477419618752" calcext:value-type="float">
            <text:p>3.9947741962</text:p>
          </table:table-cell>
          <table:table-cell/>
          <table:table-cell table:formula="of:=([.I198] - [.J189])^2" office:value-type="float" office:value="0.085992413609701" calcext:value-type="float">
            <text:p>0.085992413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48200ms</text:p>
          </table:table-cell>
          <table:table-cell/>
          <table:table-cell office:value-type="float" office:value="3.98890000816927" calcext:value-type="float">
            <text:p>3.9889000082</text:p>
          </table:table-cell>
          <table:table-cell/>
          <table:table-cell table:formula="of:=([.I199] - [.J189])^2" office:value-type="float" office:value="0.0825817714989145" calcext:value-type="float">
            <text:p>0.082581771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.439300ms</text:p>
          </table:table-cell>
          <table:table-cell/>
          <table:table-cell office:value-type="float" office:value="4.00345385971385" calcext:value-type="float">
            <text:p>4.0034538597</text:p>
          </table:table-cell>
          <table:table-cell/>
          <table:table-cell table:formula="of:=([.I200] - [.J189])^2" office:value-type="float" office:value="0.0911582796245783" calcext:value-type="float">
            <text:p>0.091158279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4.744600ms</text:p>
          </table:table-cell>
          <table:table-cell/>
          <table:table-cell office:value-type="float" office:value="404.128577548233" calcext:value-type="float">
            <text:p>404.1285775482</text:p>
          </table:table-cell>
          <table:table-cell table:formula="of:=SUM([.I201:.I212])/12" office:value-type="float" office:value="381.012056160445" calcext:value-type="float">
            <text:p>381.0120561604</text:p>
          </table:table-cell>
          <table:table-cell table:formula="of:=([.I201] - [.J201])^2" office:value-type="float" office:value="534.373561072052" calcext:value-type="float">
            <text:p>534.3735610721</text:p>
          </table:table-cell>
          <table:table-cell table:formula="of:=SQRT(SUM([.K201:.K212])/3)" office:value-type="float" office:value="73.0734708738495" calcext:value-type="float">
            <text:p>73.073470873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4.812099ms</text:p>
          </table:table-cell>
          <table:table-cell/>
          <table:table-cell office:value-type="float" office:value="403.029183464083" calcext:value-type="float">
            <text:p>403.0291834641</text:p>
          </table:table-cell>
          <table:table-cell/>
          <table:table-cell table:formula="of:=([.I202] - [.J201])^2" office:value-type="float" office:value="484.753894704595" calcext:value-type="float">
            <text:p>484.75389470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6.807699ms</text:p>
          </table:table-cell>
          <table:table-cell/>
          <table:table-cell office:value-type="float" office:value="373.027166561367" calcext:value-type="float">
            <text:p>373.0271665614</text:p>
          </table:table-cell>
          <table:table-cell/>
          <table:table-cell table:formula="of:=([.I203] - [.J201])^2" office:value-type="float" office:value="63.7584619094672" calcext:value-type="float">
            <text:p>63.758461909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6.450699ms</text:p>
          </table:table-cell>
          <table:table-cell/>
          <table:table-cell office:value-type="float" office:value="378.061842524464" calcext:value-type="float">
            <text:p>378.0618425245</text:p>
          </table:table-cell>
          <table:table-cell/>
          <table:table-cell table:formula="of:=([.I204] - [.J201])^2" office:value-type="float" office:value="8.70376049792933" calcext:value-type="float">
            <text:p>8.703760497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2.707600ms</text:p>
          </table:table-cell>
          <table:table-cell/>
          <table:table-cell office:value-type="float" office:value="440.381193961493" calcext:value-type="float">
            <text:p>440.3811939615</text:p>
          </table:table-cell>
          <table:table-cell/>
          <table:table-cell table:formula="of:=([.I205] - [.J201])^2" office:value-type="float" office:value="3524.69452323981" calcext:value-type="float">
            <text:p>3524.694523239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2.705900ms</text:p>
          </table:table-cell>
          <table:table-cell/>
          <table:table-cell office:value-type="float" office:value="440.414165481219" calcext:value-type="float">
            <text:p>440.4141654812</text:p>
          </table:table-cell>
          <table:table-cell/>
          <table:table-cell table:formula="of:=([.I206] - [.J201])^2" office:value-type="float" office:value="3528.61059175717" calcext:value-type="float">
            <text:p>3528.610591757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5.535700ms</text:p>
          </table:table-cell>
          <table:table-cell/>
          <table:table-cell office:value-type="float" office:value="391.608610690132" calcext:value-type="float">
            <text:p>391.6086106901</text:p>
          </table:table-cell>
          <table:table-cell/>
          <table:table-cell table:formula="of:=([.I207] - [.J201])^2" office:value-type="float" office:value="112.286967900627" calcext:value-type="float">
            <text:p>112.28696790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5.497501ms</text:p>
          </table:table-cell>
          <table:table-cell/>
          <table:table-cell office:value-type="float" office:value="392.195297884291" calcext:value-type="float">
            <text:p>392.1952978843</text:p>
          </table:table-cell>
          <table:table-cell/>
          <table:table-cell table:formula="of:=([.I208] - [.J201])^2" office:value-type="float" office:value="125.064895453966" calcext:value-type="float">
            <text:p>125.06489545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527500ms</text:p>
          </table:table-cell>
          <table:table-cell/>
          <table:table-cell office:value-type="float" office:value="338.667344001355" calcext:value-type="float">
            <text:p>338.6673440014</text:p>
          </table:table-cell>
          <table:table-cell/>
          <table:table-cell table:formula="of:=([.I209] - [.J201])^2" office:value-type="float" office:value="1793.0746478362" calcext:value-type="float">
            <text:p>1793.074647836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667700ms</text:p>
          </table:table-cell>
          <table:table-cell/>
          <table:table-cell office:value-type="float" office:value="337.066911152533" calcext:value-type="float">
            <text:p>337.0669111525</text:p>
          </table:table-cell>
          <table:table-cell/>
          <table:table-cell table:formula="of:=([.I210] - [.J201])^2" office:value-type="float" office:value="1931.17576976643" calcext:value-type="float">
            <text:p>1931.175769766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669699ms</text:p>
          </table:table-cell>
          <table:table-cell/>
          <table:table-cell office:value-type="float" office:value="337.044201223612" calcext:value-type="float">
            <text:p>337.0442012236</text:p>
          </table:table-cell>
          <table:table-cell/>
          <table:table-cell table:formula="of:=([.I211] - [.J201])^2" office:value-type="float" office:value="1933.17226774641" calcext:value-type="float">
            <text:p>1933.172267746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string" calcext:value-type="string">
            <text:p><text:s/>29.715900ms</text:p>
          </table:table-cell>
          <table:table-cell/>
          <table:table-cell office:value-type="float" office:value="336.52017943256" calcext:value-type="float">
            <text:p>336.5201794326</text:p>
          </table:table-cell>
          <table:table-cell/>
          <table:table-cell table:formula="of:=([.I212] - [.J201])^2" office:value-type="float" office:value="1979.52709476933" calcext:value-type="float">
            <text:p>1979.527094769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139360ms</text:p>
          </table:table-cell>
          <table:table-cell/>
          <table:table-cell office:value-type="float" office:value="0.0155337741459411" calcext:value-type="float">
            <text:p>0.0155337741</text:p>
          </table:table-cell>
          <table:table-cell table:formula="of:=([.I213]+[.I214]+[.I215])/3" office:value-type="float" office:value="0.0158917336309363" calcext:value-type="float">
            <text:p>0.0158917336</text:p>
          </table:table-cell>
          <table:table-cell table:formula="of:=([.I213] - [.J213])^2" office:value-type="float" office:value="0.000000128134992898052" calcext:value-type="float">
            <text:p>1.28134992898052E-007</text:p>
          </table:table-cell>
          <table:table-cell table:formula="of:=SQRT(SUM([.K213:.K215])/3)" office:value-type="float" office:value="0.000388948792831594" calcext:value-type="float">
            <text:p>0.000388948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070870ms</text:p>
          </table:table-cell>
          <table:table-cell/>
          <table:table-cell office:value-type="float" office:value="0.0157090222061459" calcext:value-type="float">
            <text:p>0.0157090222</text:p>
          </table:table-cell>
          <table:table-cell/>
          <table:table-cell table:formula="of:=([.I214] - [.J213])^2" office:value-type="float" office:value="0.0000000333834647489504" calcext:value-type="float">
            <text:p>3.33834647489504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.803620ms</text:p>
          </table:table-cell>
          <table:table-cell/>
          <table:table-cell office:value-type="float" office:value="0.016432404540722" calcext:value-type="float">
            <text:p>0.0164324045</text:p>
          </table:table-cell>
          <table:table-cell/>
          <table:table-cell table:formula="of:=([.I215] - [.J213])^2" office:value-type="float" office:value="0.000000292325032688461" calcext:value-type="float">
            <text:p>2.92325032688461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.789870ms</text:p>
          </table:table-cell>
          <table:table-cell/>
          <table:table-cell office:value-type="float" office:value="16.866743122039" calcext:value-type="float">
            <text:p>16.866743122</text:p>
          </table:table-cell>
          <table:table-cell table:formula="of:=([.I216]+[.I217]+[.I218])/3" office:value-type="float" office:value="16.145558067359" calcext:value-type="float">
            <text:p>16.1455580674</text:p>
          </table:table-cell>
          <table:table-cell table:formula="of:=([.I216] - [.J216])^2" office:value-type="float" office:value="0.520107883093845" calcext:value-type="float">
            <text:p>0.5201078831</text:p>
          </table:table-cell>
          <table:table-cell table:formula="of:=SQRT(SUM([.K216:.K218])/3)" office:value-type="float" office:value="0.524943458373988" calcext:value-type="float">
            <text:p>0.524943458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247030ms</text:p>
          </table:table-cell>
          <table:table-cell/>
          <table:table-cell office:value-type="float" office:value="15.6324285300375" calcext:value-type="float">
            <text:p>15.63242853</text:p>
          </table:table-cell>
          <table:table-cell/>
          <table:table-cell table:formula="of:=([.I217] - [.J216])^2" office:value-type="float" office:value="0.263301922071742" calcext:value-type="float">
            <text:p>0.263301922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127450ms</text:p>
          </table:table-cell>
          <table:table-cell/>
          <table:table-cell office:value-type="float" office:value="15.9375025500004" calcext:value-type="float">
            <text:p>15.93750255</text:p>
          </table:table-cell>
          <table:table-cell/>
          <table:table-cell table:formula="of:=([.I218] - [.J216])^2" office:value-type="float" office:value="0.0432870983033408" calcext:value-type="float">
            <text:p>0.04328709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525000ms</text:p>
          </table:table-cell>
          <table:table-cell table:formula="of:=MID([.G219];1;LEN([.G219])-2)" office:value-type="string" office:string-value=" 6.525000" calcext:value-type="string">
            <text:p><text:s/>6.525000</text:p>
          </table:table-cell>
          <table:table-cell table:formula="of:=[.C219]*[.D219]/[.H219]*1000/1048576" office:value-type="float" office:value="1532.56704980843" calcext:value-type="float">
            <text:p>1532.5670498084</text:p>
          </table:table-cell>
          <table:table-cell table:formula="of:=([.I219]+[.I220]+[.I221])/3" office:value-type="float" office:value="1524.36805762611" calcext:value-type="float">
            <text:p>1524.3680576261</text:p>
          </table:table-cell>
          <table:table-cell table:formula="of:=([.I219] - [.J219])^2" office:value-type="float" office:value="67.2234728057614" calcext:value-type="float">
            <text:p>67.2234728058</text:p>
          </table:table-cell>
          <table:table-cell table:formula="of:=SQRT(SUM([.K219:.K221])/3)" office:value-type="float" office:value="17.8360978699665" calcext:value-type="float">
            <text:p>17.8360978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489600ms</text:p>
          </table:table-cell>
          <table:table-cell table:formula="of:=MID([.G220];1;LEN([.G220])-2)" office:value-type="string" office:string-value=" 6.489600" calcext:value-type="string">
            <text:p><text:s/>6.489600</text:p>
          </table:table-cell>
          <table:table-cell table:formula="of:=[.C220]*[.D220]/[.H220]*1000/1048576" office:value-type="float" office:value="1540.92702169625" calcext:value-type="float">
            <text:p>1540.9270216963</text:p>
          </table:table-cell>
          <table:table-cell/>
          <table:table-cell table:formula="of:=([.I220] - [.J219])^2" office:value-type="float" office:value="274.19929107634" calcext:value-type="float">
            <text:p>274.199291076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6.668400ms</text:p>
          </table:table-cell>
          <table:table-cell table:formula="of:=MID([.G221];1;LEN([.G221])-2)" office:value-type="string" office:string-value=" 6.668400" calcext:value-type="string">
            <text:p><text:s/>6.668400</text:p>
          </table:table-cell>
          <table:table-cell table:formula="of:=[.C221]*[.D221]/[.H221]*1000/1048576" office:value-type="float" office:value="1499.61010137364" calcext:value-type="float">
            <text:p>1499.6101013737</text:p>
          </table:table-cell>
          <table:table-cell/>
          <table:table-cell table:formula="of:=([.I221] - [.J219])^2" office:value-type="float" office:value="612.956397798969" calcext:value-type="float">
            <text:p>612.95639779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11188ms</text:p>
          </table:table-cell>
          <table:table-cell/>
          <table:table-cell office:value-type="float" office:value="0.00425534923184907" calcext:value-type="float">
            <text:p>0.0042553492</text:p>
          </table:table-cell>
          <table:table-cell table:formula="of:=([.I222]+[.I223]+[.I224]+[.I225]+[.I226]+[.I227])/6" office:value-type="float" office:value="0.00427366476079845" calcext:value-type="float">
            <text:p>0.0042736648</text:p>
          </table:table-cell>
          <table:table-cell table:formula="of:=([.I222] - [.J222])^2" office:value-type="float" office:value="0.00000000033545860069569" calcext:value-type="float">
            <text:p>3.3545860069569E-010</text:p>
          </table:table-cell>
          <table:table-cell table:formula="of:=SQRT(SUM([.K222:.K227])/3)" office:value-type="float" office:value="0.0000532105303567321" calcext:value-type="float">
            <text:p>5.32105303567321E-00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10851ms</text:p>
          </table:table-cell>
          <table:table-cell/>
          <table:table-cell office:value-type="float" office:value="0.00425541322106086" calcext:value-type="float">
            <text:p>0.0042554132</text:p>
          </table:table-cell>
          <table:table-cell/>
          <table:table-cell table:formula="of:=([.I223] - [.J222])^2" office:value-type="float" office:value="0.000000000333118702792956" calcext:value-type="float">
            <text:p>3.33118702792956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044861ms</text:p>
          </table:table-cell>
          <table:table-cell/>
          <table:table-cell office:value-type="float" office:value="0.00432606182641047" calcext:value-type="float">
            <text:p>0.0043260618</text:p>
          </table:table-cell>
          <table:table-cell/>
          <table:table-cell table:formula="of:=([.I224] - [.J222])^2" office:value-type="float" office:value="0.00000000274545248474998" calcext:value-type="float">
            <text:p>2.74545248474998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044651ms</text:p>
          </table:table-cell>
          <table:table-cell/>
          <table:table-cell office:value-type="float" office:value="0.00432610303699637" calcext:value-type="float">
            <text:p>0.004326103</text:p>
          </table:table-cell>
          <table:table-cell/>
          <table:table-cell table:formula="of:=([.I225] - [.J222])^2" office:value-type="float" office:value="0.00000000274977281060895" calcext:value-type="float">
            <text:p>2.74977281060895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94890ms</text:p>
          </table:table-cell>
          <table:table-cell/>
          <table:table-cell office:value-type="float" office:value="0.00423951535840473" calcext:value-type="float">
            <text:p>0.0042395154</text:p>
          </table:table-cell>
          <table:table-cell/>
          <table:table-cell table:formula="of:=([.I226] - [.J222])^2" office:value-type="float" office:value="0.00000000116618168384843" calcext:value-type="float">
            <text:p>1.16618168384843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494728ms</text:p>
          </table:table-cell>
          <table:table-cell/>
          <table:table-cell office:value-type="float" office:value="0.00423954589006922" calcext:value-type="float">
            <text:p>0.0042395459</text:p>
          </table:table-cell>
          <table:table-cell/>
          <table:table-cell table:formula="of:=([.I227] - [.J222])^2" office:value-type="float" office:value="0.00000000116409733983812" calcext:value-type="float">
            <text:p>1.16409733983812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732639ms</text:p>
          </table:table-cell>
          <table:table-cell/>
          <table:table-cell office:value-type="float" office:value="4.29586067856002" calcext:value-type="float">
            <text:p>4.2958606786</text:p>
          </table:table-cell>
          <table:table-cell table:formula="of:=([.I228]+[.I229]+[.I230]+[.I231]+[.I232]+[.I233])/6" office:value-type="float" office:value="4.34005236104753" calcext:value-type="float">
            <text:p>4.340052361</text:p>
          </table:table-cell>
          <table:table-cell table:formula="of:=([.I228] - [.J228])^2" office:value-type="float" office:value="0.00195290480107687" calcext:value-type="float">
            <text:p>0.0019529048</text:p>
          </table:table-cell>
          <table:table-cell table:formula="of:=SQRT(SUM([.K228:.K233])/3)" office:value-type="float" office:value="0.0529854254099289" calcext:value-type="float">
            <text:p>0.052985425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732821ms</text:p>
          </table:table-cell>
          <table:table-cell/>
          <table:table-cell office:value-type="float" office:value="4.29582628570383" calcext:value-type="float">
            <text:p>4.2958262857</text:p>
          </table:table-cell>
          <table:table-cell/>
          <table:table-cell table:formula="of:=([.I229] - [.J228])^2" office:value-type="float" office:value="0.00195594574030657" calcext:value-type="float">
            <text:p>0.001955945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518091ms</text:p>
          </table:table-cell>
          <table:table-cell/>
          <table:table-cell office:value-type="float" office:value="4.33679080522412" calcext:value-type="float">
            <text:p>4.3367908052</text:p>
          </table:table-cell>
          <table:table-cell/>
          <table:table-cell table:formula="of:=([.I230] - [.J228])^2" office:value-type="float" office:value="0.0000106377463892177" calcext:value-type="float">
            <text:p>1.06377463892177E-00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517340ms</text:p>
          </table:table-cell>
          <table:table-cell/>
          <table:table-cell office:value-type="float" office:value="4.33693544619391" calcext:value-type="float">
            <text:p>4.3369354462</text:p>
          </table:table-cell>
          <table:table-cell/>
          <table:table-cell table:formula="of:=([.I231] - [.J228])^2" office:value-type="float" office:value="0.00000971515820471616" calcext:value-type="float">
            <text:p>9.71515820471616E-00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258081ms</text:p>
          </table:table-cell>
          <table:table-cell/>
          <table:table-cell office:value-type="float" office:value="4.3874514608874" calcext:value-type="float">
            <text:p>4.3874514609</text:p>
          </table:table-cell>
          <table:table-cell/>
          <table:table-cell table:formula="of:=([.I232] - [.J228])^2" office:value-type="float" office:value="0.00224667466562998" calcext:value-type="float">
            <text:p>0.00224667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2.258091ms</text:p>
          </table:table-cell>
          <table:table-cell/>
          <table:table-cell office:value-type="float" office:value="4.3874494897159" calcext:value-type="float">
            <text:p>4.3874494897</text:p>
          </table:table-cell>
          <table:table-cell/>
          <table:table-cell table:formula="of:=([.I233] - [.J228])^2" office:value-type="float" office:value="0.00224648780600605" calcext:value-type="float">
            <text:p>0.002246487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158369ms</text:p>
          </table:table-cell>
          <table:table-cell/>
          <table:table-cell office:value-type="float" office:value="4139.35228822774" calcext:value-type="float">
            <text:p>4139.3522882277</text:p>
          </table:table-cell>
          <table:table-cell table:formula="of:=([.I234]+[.I235]+[.I236]+[.I237]+[.I238]+[.I239])/6" office:value-type="float" office:value="4122.09350781555" calcext:value-type="float">
            <text:p>4122.0935078156</text:p>
          </table:table-cell>
          <table:table-cell table:formula="of:=([.I234] - [.J234])^2" office:value-type="float" office:value="297.865501316081" calcext:value-type="float">
            <text:p>297.8655013161</text:p>
          </table:table-cell>
          <table:table-cell table:formula="of:=SQRT(SUM([.K234:.K239])/3)" office:value-type="float" office:value="24.0546017399987" calcext:value-type="float">
            <text:p>24.0546017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158159ms</text:p>
          </table:table-cell>
          <table:table-cell/>
          <table:table-cell office:value-type="float" office:value="4139.38827043898" calcext:value-type="float">
            <text:p>4139.388270439</text:p>
          </table:table-cell>
          <table:table-cell/>
          <table:table-cell table:formula="of:=([.I235] - [.J234])^2" office:value-type="float" office:value="299.108814200664" calcext:value-type="float">
            <text:p>299.1088142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407709ms</text:p>
          </table:table-cell>
          <table:table-cell/>
          <table:table-cell office:value-type="float" office:value="4097.06621789042" calcext:value-type="float">
            <text:p>4097.0662178904</text:p>
          </table:table-cell>
          <table:table-cell/>
          <table:table-cell table:formula="of:=([.I236] - [.J234])^2" office:value-type="float" office:value="626.36524099667" calcext:value-type="float">
            <text:p>626.365240996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384371ms</text:p>
          </table:table-cell>
          <table:table-cell/>
          <table:table-cell office:value-type="float" office:value="4100.98747267256" calcext:value-type="float">
            <text:p>4100.9874726726</text:p>
          </table:table-cell>
          <table:table-cell/>
          <table:table-cell table:formula="of:=([.I237] - [.J234])^2" office:value-type="float" office:value="445.464719457267" calcext:value-type="float">
            <text:p>445.464719457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224880ms</text:p>
          </table:table-cell>
          <table:table-cell/>
          <table:table-cell office:value-type="float" office:value="4127.98742449911" calcext:value-type="float">
            <text:p>4127.9874244991</text:p>
          </table:table-cell>
          <table:table-cell/>
          <table:table-cell table:formula="of:=([.I238] - [.J234])^2" office:value-type="float" office:value="34.7382538727021" calcext:value-type="float">
            <text:p>34.738253872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24.226101ms</text:p>
          </table:table-cell>
          <table:table-cell/>
          <table:table-cell office:value-type="float" office:value="4127.77937316451" calcext:value-type="float">
            <text:p>4127.7793731645</text:p>
          </table:table-cell>
          <table:table-cell/>
          <table:table-cell table:formula="of:=([.I239] - [.J234])^2" office:value-type="float" office:value="32.329064766461" calcext:value-type="float">
            <text:p>32.3290647665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2.789589ms</text:p>
          </table:table-cell>
          <table:table-cell/>
          <table:table-cell office:value-type="float" office:value="0.00222875315863924" calcext:value-type="float">
            <text:p>0.0022287532</text:p>
          </table:table-cell>
          <table:table-cell table:formula="of:=SUM([.I240:.I251])/12" office:value-type="float" office:value="0.0019478461675234" calcext:value-type="float">
            <text:p>0.0019478462</text:p>
          </table:table-cell>
          <table:table-cell table:formula="of:=([.I240] - [.J240])^2" office:value-type="float" office:value="0.000000078908737657754" calcext:value-type="float">
            <text:p>7.8908737657754E-008</text:p>
          </table:table-cell>
          <table:table-cell table:formula="of:=SQRT(SUM([.K240:.K251])/3)" office:value-type="float" office:value="0.000493174499445762" calcext:value-type="float">
            <text:p>0.00049317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2.790268ms</text:p>
          </table:table-cell>
          <table:table-cell/>
          <table:table-cell office:value-type="float" office:value="0.00222871779257435" calcext:value-type="float">
            <text:p>0.0022287178</text:p>
          </table:table-cell>
          <table:table-cell/>
          <table:table-cell table:formula="of:=([.I241] - [.J240])^2" office:value-type="float" office:value="0.0000000788888697587609" calcext:value-type="float">
            <text:p>7.88888697587609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033619ms</text:p>
          </table:table-cell>
          <table:table-cell/>
          <table:table-cell office:value-type="float" office:value="0.00221611460659688" calcext:value-type="float">
            <text:p>0.0022161146</text:p>
          </table:table-cell>
          <table:table-cell/>
          <table:table-cell table:formula="of:=([.I242] - [.J240])^2" office:value-type="float" office:value="0.000000071967955402921" calcext:value-type="float">
            <text:p>0.00000007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034828ms</text:p>
          </table:table-cell>
          <table:table-cell/>
          <table:table-cell office:value-type="float" office:value="0.00221605234812661" calcext:value-type="float">
            <text:p>0.0022160523</text:p>
          </table:table-cell>
          <table:table-cell/>
          <table:table-cell table:formula="of:=([.I243] - [.J240])^2" office:value-type="float" office:value="0.0000000719345553137611" calcext:value-type="float">
            <text:p>7.19345553137611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86984ms</text:p>
          </table:table-cell>
          <table:table-cell/>
          <table:table-cell office:value-type="float" office:value="0.00200828571552628" calcext:value-type="float">
            <text:p>0.0020082857</text:p>
          </table:table-cell>
          <table:table-cell/>
          <table:table-cell table:formula="of:=([.I244] - [.J240])^2" office:value-type="float" office:value="0.00000000365293896279229" calcext:value-type="float">
            <text:p>3.65293896279229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87080ms</text:p>
          </table:table-cell>
          <table:table-cell/>
          <table:table-cell office:value-type="float" office:value="0.00200828165557084" calcext:value-type="float">
            <text:p>0.0020082817</text:p>
          </table:table-cell>
          <table:table-cell/>
          <table:table-cell table:formula="of:=([.I245] - [.J240])^2" office:value-type="float" office:value="0.00000000365244821553212" calcext:value-type="float">
            <text:p>3.65244821553212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842499ms</text:p>
          </table:table-cell>
          <table:table-cell/>
          <table:table-cell office:value-type="float" office:value="0.00199336225393713" calcext:value-type="float">
            <text:p>0.0019933623</text:p>
          </table:table-cell>
          <table:table-cell/>
          <table:table-cell table:formula="of:=([.I246] - [.J240])^2" office:value-type="float" office:value="0.00000000207171412242205" calcext:value-type="float">
            <text:p>2.07171412242205E-00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282902ms</text:p>
          </table:table-cell>
          <table:table-cell/>
          <table:table-cell office:value-type="float" office:value="0.0019751801919575" calcext:value-type="float">
            <text:p>0.0019751802</text:p>
          </table:table-cell>
          <table:table-cell/>
          <table:table-cell table:formula="of:=([.I247] - [.J240])^2" office:value-type="float" office:value="0.000000000747148891763898" calcext:value-type="float">
            <text:p>7.47148891763898E-010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9.090370ms</text:p>
          </table:table-cell>
          <table:table-cell/>
          <table:table-cell office:value-type="float" office:value="0.00161392510557346" calcext:value-type="float">
            <text:p>0.0016139251</text:p>
          </table:table-cell>
          <table:table-cell/>
          <table:table-cell table:formula="of:=([.I248] - [.J240])^2" office:value-type="float" office:value="0.000000111503275613776" calcext:value-type="float">
            <text:p>1.11503275613776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8.492001ms</text:p>
          </table:table-cell>
          <table:table-cell/>
          <table:table-cell office:value-type="float" office:value="0.00163043544433751" calcext:value-type="float">
            <text:p>0.0016304354</text:p>
          </table:table-cell>
          <table:table-cell/>
          <table:table-cell table:formula="of:=([.I249] - [.J240])^2" office:value-type="float" office:value="0.00000010074956719339" calcext:value-type="float">
            <text:p>1.0074956719339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9.091862ms</text:p>
          </table:table-cell>
          <table:table-cell/>
          <table:table-cell office:value-type="float" office:value="0.00161388435586316" calcext:value-type="float">
            <text:p>0.0016138844</text:p>
          </table:table-cell>
          <table:table-cell/>
          <table:table-cell table:formula="of:=([.I250] - [.J240])^2" office:value-type="float" office:value="0.00000011153049164739" calcext:value-type="float">
            <text:p>1.1153049164739E-00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8.109722ms</text:p>
          </table:table-cell>
          <table:table-cell/>
          <table:table-cell office:value-type="float" office:value="0.00164116138157785" calcext:value-type="float">
            <text:p>0.0016411614</text:p>
          </table:table-cell>
          <table:table-cell/>
          <table:table-cell table:formula="of:=([.I251] - [.J240])^2" office:value-type="float" office:value="0.0000000940555579304685" calcext:value-type="float">
            <text:p>9.40555579304685E-0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973473ms</text:p>
          </table:table-cell>
          <table:table-cell/>
          <table:table-cell office:value-type="float" office:value="2.03563019087653" calcext:value-type="float">
            <text:p>2.0356301909</text:p>
          </table:table-cell>
          <table:table-cell table:formula="of:=SUM([.I252:.I263])/12" office:value-type="float" office:value="2.11503465249634" calcext:value-type="float">
            <text:p>2.1150346525</text:p>
          </table:table-cell>
          <table:table-cell table:formula="of:=([.I252] - [.J252])^2" office:value-type="float" office:value="0.00630506852513113" calcext:value-type="float">
            <text:p>0.0063050685</text:p>
          </table:table-cell>
          <table:table-cell table:formula="of:=SQRT(SUM([.K252:.K263])/3)" office:value-type="float" office:value="0.188752785601179" calcext:value-type="float">
            <text:p>0.188752785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211601ms</text:p>
          </table:table-cell>
          <table:table-cell/>
          <table:table-cell office:value-type="float" office:value="2.0255757530226" calcext:value-type="float">
            <text:p>2.025575753</text:p>
          </table:table-cell>
          <table:table-cell/>
          <table:table-cell table:formula="of:=([.I253] - [.J252])^2" office:value-type="float" office:value="0.00800289469505184" calcext:value-type="float">
            <text:p>0.00800289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211308ms</text:p>
          </table:table-cell>
          <table:table-cell/>
          <table:table-cell office:value-type="float" office:value="2.02558806328175" calcext:value-type="float">
            <text:p>2.0255880633</text:p>
          </table:table-cell>
          <table:table-cell/>
          <table:table-cell table:formula="of:=([.I254] - [.J252])^2" office:value-type="float" office:value="0.00800069232212276" calcext:value-type="float">
            <text:p>0.008000692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8.433849ms</text:p>
          </table:table-cell>
          <table:table-cell/>
          <table:table-cell office:value-type="float" office:value="2.01628101041484" calcext:value-type="float">
            <text:p>2.0162810104</text:p>
          </table:table-cell>
          <table:table-cell/>
          <table:table-cell table:formula="of:=([.I255] - [.J252])^2" office:value-type="float" office:value="0.0097522818243601" calcext:value-type="float">
            <text:p>0.009752281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111519ms</text:p>
          </table:table-cell>
          <table:table-cell/>
          <table:table-cell office:value-type="float" office:value="2.07287415207308" calcext:value-type="float">
            <text:p>2.0728741521</text:p>
          </table:table-cell>
          <table:table-cell/>
          <table:table-cell table:formula="of:=([.I256] - [.J252])^2" office:value-type="float" office:value="0.00177750779593931" calcext:value-type="float">
            <text:p>0.001777507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6.840111ms</text:p>
          </table:table-cell>
          <table:table-cell/>
          <table:table-cell office:value-type="float" office:value="2.08488511054126" calcext:value-type="float">
            <text:p>2.0848851105</text:p>
          </table:table-cell>
          <table:table-cell/>
          <table:table-cell table:formula="of:=([.I257] - [.J252])^2" office:value-type="float" office:value="0.000908994880100842" calcext:value-type="float">
            <text:p>0.000908994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060299ms</text:p>
          </table:table-cell>
          <table:table-cell/>
          <table:table-cell office:value-type="float" office:value="2.07513024938494" calcext:value-type="float">
            <text:p>2.0751302494</text:p>
          </table:table-cell>
          <table:table-cell/>
          <table:table-cell table:formula="of:=([.I258] - [.J252])^2" office:value-type="float" office:value="0.00159236138767674" calcext:value-type="float">
            <text:p>0.001592361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317261ms</text:p>
          </table:table-cell>
          <table:table-cell/>
          <table:table-cell office:value-type="float" office:value="2.0638610083538" calcext:value-type="float">
            <text:p>2.0638610084</text:p>
          </table:table-cell>
          <table:table-cell/>
          <table:table-cell table:formula="of:=([.I259] - [.J252])^2" office:value-type="float" office:value="0.00261874185482683" calcext:value-type="float">
            <text:p>0.0026187419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658279ms</text:p>
          </table:table-cell>
          <table:table-cell/>
          <table:table-cell office:value-type="float" office:value="2.23683233138897" calcext:value-type="float">
            <text:p>2.2368323314</text:p>
          </table:table-cell>
          <table:table-cell/>
          <table:table-cell table:formula="of:=([.I260] - [.J252])^2" office:value-type="float" office:value="0.0148346745836334" calcext:value-type="float">
            <text:p>0.01483467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527809ms</text:p>
          </table:table-cell>
          <table:table-cell/>
          <table:table-cell office:value-type="float" office:value="2.24353699953058" calcext:value-type="float">
            <text:p>2.2435369995</text:p>
          </table:table-cell>
          <table:table-cell/>
          <table:table-cell table:formula="of:=([.I261] - [.J252])^2" office:value-type="float" office:value="0.0165128531933094" calcext:value-type="float">
            <text:p>0.016512853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527359ms</text:p>
          </table:table-cell>
          <table:table-cell/>
          <table:table-cell office:value-type="float" office:value="2.24356019394606" calcext:value-type="float">
            <text:p>2.2435601939</text:p>
          </table:table-cell>
          <table:table-cell/>
          <table:table-cell table:formula="of:=([.I262] - [.J252])^2" office:value-type="float" office:value="0.0165188148049449" calcext:value-type="float">
            <text:p>0.016518814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3.274670ms</text:p>
          </table:table-cell>
          <table:table-cell/>
          <table:table-cell office:value-type="float" office:value="2.25666076714161" calcext:value-type="float">
            <text:p>2.2566607671</text:p>
          </table:table-cell>
          <table:table-cell/>
          <table:table-cell table:formula="of:=([.I263] - [.J252])^2" office:value-type="float" office:value="0.0200579563495165" calcext:value-type="float">
            <text:p>0.020057956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0.731030ms</text:p>
          </table:table-cell>
          <table:table-cell/>
          <table:table-cell office:value-type="float" office:value="1971.18016330439" calcext:value-type="float">
            <text:p>1971.1801633044</text:p>
          </table:table-cell>
          <table:table-cell table:formula="of:=SUM([.I264:.I275])/12" office:value-type="float" office:value="1955.48919036611" calcext:value-type="float">
            <text:p>1955.4891903661</text:p>
          </table:table-cell>
          <table:table-cell table:formula="of:=([.I264] - [.J264])^2" office:value-type="float" office:value="246.206631749838" calcext:value-type="float">
            <text:p>246.2066317498</text:p>
          </table:table-cell>
          <table:table-cell table:formula="of:=SQRT(SUM([.K264:.K275])/3)" office:value-type="float" office:value="254.497250236483" calcext:value-type="float">
            <text:p>254.497250236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0.731812ms</text:p>
          </table:table-cell>
          <table:table-cell/>
          <table:table-cell office:value-type="float" office:value="1971.14977876209" calcext:value-type="float">
            <text:p>1971.1497787621</text:p>
          </table:table-cell>
          <table:table-cell/>
          <table:table-cell table:formula="of:=([.I265] - [.J264])^2" office:value-type="float" office:value="245.254028908306" calcext:value-type="float">
            <text:p>245.2540289083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1.253273ms</text:p>
          </table:table-cell>
          <table:table-cell/>
          <table:table-cell office:value-type="float" office:value="1951.09490861198" calcext:value-type="float">
            <text:p>1951.094908612</text:p>
          </table:table-cell>
          <table:table-cell/>
          <table:table-cell table:formula="of:=([.I266] - [.J264])^2" office:value-type="float" office:value="19.309712134679" calcext:value-type="float">
            <text:p>19.30971213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1.275040ms</text:p>
          </table:table-cell>
          <table:table-cell/>
          <table:table-cell office:value-type="float" office:value="1950.26664045508" calcext:value-type="float">
            <text:p>1950.2666404551</text:p>
          </table:table-cell>
          <table:table-cell/>
          <table:table-cell table:formula="of:=([.I267] - [.J264])^2" office:value-type="float" office:value="27.2750275731971" calcext:value-type="float">
            <text:p>27.275027573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10698ms</text:p>
          </table:table-cell>
          <table:table-cell/>
          <table:table-cell office:value-type="float" office:value="2109.22859646572" calcext:value-type="float">
            <text:p>2109.2285964657</text:p>
          </table:table-cell>
          <table:table-cell/>
          <table:table-cell table:formula="of:=([.I268] - [.J264])^2" office:value-type="float" office:value="23635.8049878608" calcext:value-type="float">
            <text:p>23635.8049878608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36813ms</text:p>
          </table:table-cell>
          <table:table-cell/>
          <table:table-cell office:value-type="float" office:value="2108.06742012791" calcext:value-type="float">
            <text:p>2108.0674201279</text:p>
          </table:table-cell>
          <table:table-cell/>
          <table:table-cell table:formula="of:=([.I269] - [.J264])^2" office:value-type="float" office:value="23280.1161972446" calcext:value-type="float">
            <text:p>23280.1161972446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56921ms</text:p>
          </table:table-cell>
          <table:table-cell/>
          <table:table-cell office:value-type="float" office:value="2107.17420963741" calcext:value-type="float">
            <text:p>2107.1742096374</text:p>
          </table:table-cell>
          <table:table-cell/>
          <table:table-cell table:formula="of:=([.I270] - [.J264])^2" office:value-type="float" office:value="23008.3450713347" calcext:value-type="float">
            <text:p>23008.3450713347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47.430920ms</text:p>
          </table:table-cell>
          <table:table-cell/>
          <table:table-cell office:value-type="float" office:value="2108.32933453536" calcext:value-type="float">
            <text:p>2108.3293345354</text:p>
          </table:table-cell>
          <table:table-cell/>
          <table:table-cell table:formula="of:=([.I271] - [.J264])^2" office:value-type="float" office:value="23360.1096696772" calcext:value-type="float">
            <text:p>23360.109669677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983219ms</text:p>
          </table:table-cell>
          <table:table-cell/>
          <table:table-cell office:value-type="float" office:value="1786.24955453169" calcext:value-type="float">
            <text:p>1786.2495545317</text:p>
          </table:table-cell>
          <table:table-cell/>
          <table:table-cell table:formula="of:=([.I272] - [.J264])^2" office:value-type="float" office:value="28642.0543373671" calcext:value-type="float">
            <text:p>28642.054337367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948864ms</text:p>
          </table:table-cell>
          <table:table-cell/>
          <table:table-cell office:value-type="float" office:value="1787.346388302" calcext:value-type="float">
            <text:p>1787.346388302</text:p>
          </table:table-cell>
          <table:table-cell/>
          <table:table-cell table:formula="of:=([.I273] - [.J264])^2" office:value-type="float" office:value="28272.0018859704" calcext:value-type="float">
            <text:p>28272.0018859704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311928ms</text:p>
          </table:table-cell>
          <table:table-cell/>
          <table:table-cell office:value-type="float" office:value="1807.92830074555" calcext:value-type="float">
            <text:p>1807.9283007456</text:p>
          </table:table-cell>
          <table:table-cell/>
          <table:table-cell table:formula="of:=([.I274] - [.J264])^2" office:value-type="float" office:value="21774.2161456111" calcext:value-type="float">
            <text:p>21774.2161456111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 office:value-type="float" office:value="4" calcext:value-type="float">
            <text:p>4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string" calcext:value-type="string">
            <text:p><text:s/>55.314171ms</text:p>
          </table:table-cell>
          <table:table-cell/>
          <table:table-cell office:value-type="float" office:value="1807.85498891414" calcext:value-type="float">
            <text:p>1807.8549889141</text:p>
          </table:table-cell>
          <table:table-cell/>
          <table:table-cell table:formula="of:=([.I275] - [.J264])^2" office:value-type="float" office:value="21795.8574383608" calcext:value-type="float">
            <text:p>21795.8574383608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6.2941in" svg:height="3.5409in" svg:x="6.7028in" svg:y="0.2205in">
            <draw:object draw:notify-on-update-of-ranges="Sheet2.D1:Sheet2.D1 Sheet2.D2:Sheet2.D4 Sheet2.F1:Sheet2.F1 Sheet2.F2:Sheet2.F4 Sheet2.G1:Sheet2.G1 Sheet2.G2:Sheet2.G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1in" svg:height="3.5484in" svg:x="6.7118in" svg:y="4.0614in">
            <draw:object draw:notify-on-update-of-ranges="Sheet2.D7:Sheet2.E15 Sheet2.F6:Sheet2.F6 Sheet2.F7:Sheet2.F15 Sheet2.G6:Sheet2.G6 Sheet2.G7:Sheet2.G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1in" svg:height="3.5484in" svg:x="6.5909in" svg:y="7.8799in">
            <draw:object draw:notify-on-update-of-ranges="Sheet2.D17:Sheet2.E17 Sheet2.D18:Sheet2.E26 Sheet2.F17:Sheet2.F17 Sheet2.F18:Sheet2.F26 Sheet2.G17:Sheet2.G17 Sheet2.G18:Sheet2.G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41in" svg:height="3.5484in" svg:x="13.324in" svg:y="4.0756in">
            <draw:object draw:notify-on-update-of-ranges="Sheet2.D28:Sheet2.E28 Sheet2.D29:Sheet2.E37 Sheet2.F28:Sheet2.F28 Sheet2.F29:Sheet2.F37 Sheet2.G28:Sheet2.G28 Sheet2.G29:Sheet2.G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41in" svg:height="3.5484in" svg:x="13.5224in" svg:y="7.9185in">
            <draw:object draw:notify-on-update-of-ranges="Sheet2.D39:Sheet2.E39 Sheet2.D40:Sheet2.E48 Sheet2.F39:Sheet2.F39 Sheet2.F40:Sheet2.F48 Sheet2.G39:Sheet2.G39 Sheet2.G40:Sheet2.G4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0.146526666666667" calcext:value-type="float">
            <text:p>0.1465266667</text:p>
          </table:table-cell>
          <table:table-cell office:value-type="float" office:value="0.0736093302572841" calcext:value-type="float">
            <text:p>0.073609330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0.06153" calcext:value-type="float">
            <text:p>0.06153</text:p>
          </table:table-cell>
          <table:table-cell office:value-type="float" office:value="0.862248488712843" calcext:value-type="float">
            <text:p>0.862248488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latency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0.321665" calcext:value-type="float">
            <text:p>0.321665</text:p>
          </table:table-cell>
          <table:table-cell office:value-type="float" office:value="57.6548598539725" calcext:value-type="float">
            <text:p>57.65485985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2.21995763773775" calcext:value-type="float">
            <text:p>2.2199576377</text:p>
          </table:table-cell>
          <table:table-cell office:value-type="float" office:value="0.0354141800142124" calcext:value-type="float">
            <text:p>0.0354141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1627.95251057655" calcext:value-type="float">
            <text:p>1627.9525105766</text:p>
          </table:table-cell>
          <table:table-cell office:value-type="float" office:value="59.3498207522876" calcext:value-type="float">
            <text:p>59.349820752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8340.79924406589" calcext:value-type="float">
            <text:p>8340.7992440659</text:p>
          </table:table-cell>
          <table:table-cell office:value-type="float" office:value="645.073061549603" calcext:value-type="float">
            <text:p>645.073061549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1.27064343324711" calcext:value-type="float">
            <text:p>1.2706434332</text:p>
          </table:table-cell>
          <table:table-cell office:value-type="float" office:value="0.636654383069762" calcext:value-type="float">
            <text:p>0.6366543831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1011.89312040166" calcext:value-type="float">
            <text:p>1011.8931204017</text:p>
          </table:table-cell>
          <table:table-cell office:value-type="float" office:value="609.600962453681" calcext:value-type="float">
            <text:p>609.600962453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1975.96223280787" calcext:value-type="float">
            <text:p>1975.9622328079</text:p>
          </table:table-cell>
          <table:table-cell office:value-type="float" office:value="224.259124392636" calcext:value-type="float">
            <text:p>224.259124392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0.647455896382195" calcext:value-type="float">
            <text:p>0.6474558964</text:p>
          </table:table-cell>
          <table:table-cell office:value-type="float" office:value="0.235171391177518" calcext:value-type="float">
            <text:p>0.235171391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437.181607531361" calcext:value-type="float">
            <text:p>437.1816075314</text:p>
          </table:table-cell>
          <table:table-cell office:value-type="float" office:value="800.851945689546" calcext:value-type="float">
            <text:p>800.851945689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1700.34755873484" calcext:value-type="float">
            <text:p>1700.3475587348</text:p>
          </table:table-cell>
          <table:table-cell office:value-type="float" office:value="3979.08177388986" calcext:value-type="float">
            <text:p>3979.08177388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228.558310059245" calcext:value-type="float">
            <text:p>228.5583100592</text:p>
          </table:table-cell>
          <table:table-cell office:value-type="float" office:value="45.2979478444615" calcext:value-type="float">
            <text:p>45.29794784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237484.301077891" calcext:value-type="float">
            <text:p>237484.301077891</text:p>
          </table:table-cell>
          <table:table-cell office:value-type="float" office:value="102308.481203507" calcext:value-type="float">
            <text:p>102308.4812035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4397993.31103679" calcext:value-type="float">
            <text:p>4397993.31103679</text:p>
          </table:table-cell>
          <table:table-cell office:value-type="float" office:value="472389.5281547" calcext:value-type="float">
            <text:p>472389.528154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74.7600857839344" calcext:value-type="float">
            <text:p>74.7600857839</text:p>
          </table:table-cell>
          <table:table-cell office:value-type="float" office:value="15.1976921591864" calcext:value-type="float">
            <text:p>15.19769215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98040.4662027185" calcext:value-type="float">
            <text:p>98040.4662027185</text:p>
          </table:table-cell>
          <table:table-cell office:value-type="float" office:value="17462.8166969798" calcext:value-type="float">
            <text:p>17462.816696979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90779658.9053358" calcext:value-type="float">
            <text:p>90779658.9053358</text:p>
          </table:table-cell>
          <table:table-cell office:value-type="float" office:value="24524402.1670653" calcext:value-type="float">
            <text:p>24524402.167065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83.1735493254117" calcext:value-type="float">
            <text:p>83.1735493254</text:p>
          </table:table-cell>
          <table:table-cell office:value-type="float" office:value="59.3989219901864" calcext:value-type="float">
            <text:p>59.398921990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49637.6533294406" calcext:value-type="float">
            <text:p>49637.6533294406</text:p>
          </table:table-cell>
          <table:table-cell office:value-type="float" office:value="78779.5109639459" calcext:value-type="float">
            <text:p>78779.510963945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read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94109384.0493548" calcext:value-type="float">
            <text:p>94109384.0493548</text:p>
          </table:table-cell>
          <table:table-cell office:value-type="float" office:value="118262024.003513" calcext:value-type="float">
            <text:p>118262024.00351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.0134023472143603" calcext:value-type="float">
            <text:p>0.0134023472</text:p>
          </table:table-cell>
          <table:table-cell office:value-type="float" office:value="0.000116285306804244" calcext:value-type="float">
            <text:p>0.0001162853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12.8112999750346" calcext:value-type="float">
            <text:p>12.811299975</text:p>
          </table:table-cell>
          <table:table-cell office:value-type="float" office:value="0.173466710745481" calcext:value-type="float">
            <text:p>0.173466710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1581.58173484833" calcext:value-type="float">
            <text:p>1581.5817348483</text:p>
          </table:table-cell>
          <table:table-cell office:value-type="float" office:value="28.8584524963783" calcext:value-type="float">
            <text:p>28.858452496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.00679707401030466" calcext:value-type="float">
            <text:p>0.006797074</text:p>
          </table:table-cell>
          <table:table-cell office:value-type="float" office:value="0.000603507919392503" calcext:value-type="float">
            <text:p>0.000603507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6.96174592332577" calcext:value-type="float">
            <text:p>6.9617459233</text:p>
          </table:table-cell>
          <table:table-cell office:value-type="float" office:value="0.581332126493256" calcext:value-type="float">
            <text:p>0.581332126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835.719798005111" calcext:value-type="float">
            <text:p>835.7197980051</text:p>
          </table:table-cell>
          <table:table-cell office:value-type="float" office:value="64.5655925890161" calcext:value-type="float">
            <text:p>64.565592589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0.00369826962906604" calcext:value-type="float">
            <text:p>0.0036982696</text:p>
          </table:table-cell>
          <table:table-cell office:value-type="float" office:value="0.0000825859640377741" calcext:value-type="float">
            <text:p>0.00008258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3.70152956518858" calcext:value-type="float">
            <text:p>3.7015295652</text:p>
          </table:table-cell>
          <table:table-cell office:value-type="float" office:value="0.420348092035264" calcext:value-type="float">
            <text:p>0.420348092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rand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381.012056160445" calcext:value-type="float">
            <text:p>381.0120561604</text:p>
          </table:table-cell>
          <table:table-cell office:value-type="float" office:value="73.0734708738495" calcext:value-type="float">
            <text:p>73.07347087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 Deviation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.0158917336309363" calcext:value-type="float">
            <text:p>0.0158917336</text:p>
          </table:table-cell>
          <table:table-cell office:value-type="float" office:value="0.000388948792831589" calcext:value-type="float">
            <text:p>0.0003889488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B</text:p>
          </table:table-cell>
          <table:table-cell office:value-type="float" office:value="16.145558067359" calcext:value-type="float">
            <text:p>16.1455580674</text:p>
          </table:table-cell>
          <table:table-cell office:value-type="float" office:value="0.524943458374" calcext:value-type="float">
            <text:p>0.524943458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B</text:p>
          </table:table-cell>
          <table:table-cell office:value-type="float" office:value="1524.36805762611" calcext:value-type="float">
            <text:p>1524.3680576261</text:p>
          </table:table-cell>
          <table:table-cell office:value-type="float" office:value="17.8360978699665" calcext:value-type="float">
            <text:p>17.83609787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float" office:value="0.00427366476079845" calcext:value-type="float">
            <text:p>0.0042736648</text:p>
          </table:table-cell>
          <table:table-cell office:value-type="float" office:value="0.0000532105303567322" calcext:value-type="float">
            <text:p>5.32105303567322E-00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B</text:p>
          </table:table-cell>
          <table:table-cell office:value-type="float" office:value="4.34005236104753" calcext:value-type="float">
            <text:p>4.340052361</text:p>
          </table:table-cell>
          <table:table-cell office:value-type="float" office:value="0.052985425409927" calcext:value-type="float">
            <text:p>0.052985425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B</text:p>
          </table:table-cell>
          <table:table-cell office:value-type="float" office:value="4122.09350781555" calcext:value-type="float">
            <text:p>4122.0935078156</text:p>
          </table:table-cell>
          <table:table-cell office:value-type="float" office:value="24.0546017399989" calcext:value-type="float">
            <text:p>24.05460174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float" office:value="0.0019478461675234" calcext:value-type="float">
            <text:p>0.0019478462</text:p>
          </table:table-cell>
          <table:table-cell office:value-type="float" office:value="0.000493174499445762" calcext:value-type="float">
            <text:p>0.0004931745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KB</text:p>
          </table:table-cell>
          <table:table-cell office:value-type="float" office:value="2.11503465249634" calcext:value-type="float">
            <text:p>2.1150346525</text:p>
          </table:table-cell>
          <table:table-cell office:value-type="float" office:value="0.188752785601177" calcext:value-type="float">
            <text:p>0.1887527856</text:p>
          </table:table-cell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<text:s/>write</text:p>
          </table:table-cell>
          <table:table-cell office:value-type="string" calcext:value-type="string">
            <text:p><text:s/>sequ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MB</text:p>
          </table:table-cell>
          <table:table-cell office:value-type="float" office:value="1955.48919036611" calcext:value-type="float">
            <text:p>1955.4891903661</text:p>
          </table:table-cell>
          <table:table-cell office:value-type="float" office:value="254.497250236482" calcext:value-type="float">
            <text:p>254.4972502365</text:p>
          </table:table-cell>
        </table:table-row>
      </table:table>
      <table:named-expressions/>
      <table:database-ranges>
        <table:database-range table:name="__Anonymous_Sheet_DB__0" table:target-range-address="Sheet1.A24:Sheet1.I275" table:contains-header="false">
          <table:sort>
            <table:sort-by table:field-number="4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21:03:53.514248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5T21:59:53.352250109</dc:date>
    <meta:generator>LibreOffice/4.2.6.3$Linux_X86_64 LibreOffice_project/420m0$Build-3</meta:generator>
    <meta:editing-duration>PT54M32S</meta:editing-duration>
    <meta:editing-cycles>5</meta:editing-cycles>
    <meta:document-statistic meta:table-count="2" meta:cell-count="28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8cm" svg:height="8.995cm" xlink:href=".." xlink:type="simple" chart:class="chart:bar" chart:style-name="ch1">
        <chart:title svg:x="6.614cm" svg:y="0.315cm" chart:style-name="ch2">
          <text:p>Disk Latency</text:p>
        </chart:title>
        <chart:legend chart:legend-position="end" svg:x="12.58cm" svg:y="3.949cm" style:legend-expansion="high" chart:style-name="ch3"/>
        <chart:plot-area chart:style-name="ch4" table:cell-range-address="Sheet2.D1:Sheet2.D4 Sheet2.F1:Sheet2.G4" chart:data-source-has-labels="both" svg:x="1.33cm" svg:y="1.657cm" svg:width="10.051cm" svg:height="6.178cm">
          <chartooo:coordinate-region svg:x="2.242cm" svg:y="1.857cm" svg:width="8.517cm" svg:height="5.331cm"/>
          <chart:axis chart:dimension="x" chart:name="primary-x" chart:style-name="ch5" chartooo:axis-type="auto">
            <chartooo:date-scale/>
            <chart:title svg:x="5.702cm" svg:y="8.014cm" chart:style-name="ch6">
              <text:p>Threads</text:p>
            </chart:title>
            <chart:categories table:cell-range-address="Sheet2.D2:Sheet2.D4"/>
          </chart:axis>
          <chart:axis chart:dimension="y" chart:name="primary-y" chart:style-name="ch7">
            <chart:title svg:x="0.451cm" svg:y="5.571cm" chart:style-name="ch8">
              <text:p>Mean (ms)</text:p>
            </chart:title>
            <chart:grid chart:style-name="ch9" chart:class="major"/>
          </chart:axis>
          <chart:axis chart:dimension="y" chart:name="secondary-y" chart:style-name="ch10">
            <chart:title svg:x="11.7cm" svg:y="6.126cm" chart:style-name="ch8">
              <text:p>Std Deviation (ms)</text:p>
            </chart:title>
          </chart:axis>
          <chart:series chart:attached-axis="primary-y" chart:style-name="ch11" chart:values-cell-range-address="Sheet2.F2:Sheet2.F4" chart:label-cell-address="Sheet2.F1:Sheet2.F1" chart:class="chart:bar">
            <chart:data-point chart:repeated="3"/>
          </chart:series>
          <chart:series chart:attached-axis="secondary-y" chart:style-name="ch12" chart:values-cell-range-address="Sheet2.G2:Sheet2.G4" chart:label-cell-address="Sheet2.G1:Sheet2.G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1:Sheet2.F1</svg:desc>
                </draw:g>
              </table:table-cell>
              <table:table-cell office:value-type="string">
                <text:p>Std Deviation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</svg:desc>
                </draw:g>
              </table:table-cell>
              <table:table-cell office:value-type="float" office:value="0.146526666666667">
                <text:p>0.146526666666667</text:p>
                <draw:g>
                  <svg:desc>Sheet2.F2:Sheet2.F4</svg:desc>
                </draw:g>
              </table:table-cell>
              <table:table-cell office:value-type="float" office:value="0.0736093302572841">
                <text:p>0.0736093302572841</text:p>
                <draw:g>
                  <svg:desc>Sheet2.G2:Sheet2.G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6153">
                <text:p>0.06153</text:p>
              </table:table-cell>
              <table:table-cell office:value-type="float" office:value="0.862248488712843">
                <text:p>0.8622484887128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21665">
                <text:p>0.321665</text:p>
              </table:table-cell>
              <table:table-cell office:value-type="float" office:value="57.6548598539725">
                <text:p>57.6548598539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5.04cm" svg:y="0.316cm" chart:style-name="ch2">
          <text:p>Disk random read throughput</text:p>
        </chart:title>
        <chart:legend chart:legend-position="end" svg:x="12.58cm" svg:y="3.959cm" style:legend-expansion="high" chart:style-name="ch3"/>
        <chart:plot-area chart:style-name="ch4" table:cell-range-address="Sheet2.D6:Sheet2.G15" chart:data-source-has-labels="both" svg:x="1.33cm" svg:y="1.661cm" svg:width="10.051cm" svg:height="6.192cm">
          <chartooo:coordinate-region svg:x="2.322cm" svg:y="1.86cm" svg:width="8.066cm" svg:height="4.948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7:Sheet2.E15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7:Sheet2.F15" chart:label-cell-address="Sheet2.F6:Sheet2.F6" chart:class="chart:bar">
            <chart:data-point chart:repeated="9"/>
          </chart:series>
          <chart:series chart:attached-axis="secondary-y" chart:style-name="ch13" chart:values-cell-range-address="Sheet2.G7:Sheet2.G15" chart:label-cell-address="Sheet2.G6:Sheet2.G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6:Sheet2.F6</svg:desc>
                </draw:g>
              </table:table-cell>
              <table:table-cell office:value-type="string">
                <text:p>Std Deviation</text:p>
                <draw:g>
                  <svg:desc>Sheet2.G6:Sheet2.G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7:Sheet2.E15</svg:desc>
                </draw:g>
              </table:table-cell>
              <table:table-cell office:value-type="float" office:value="2.21995763773775">
                <text:p>2.21995763773775</text:p>
                <draw:g>
                  <svg:desc>Sheet2.F7:Sheet2.F15</svg:desc>
                </draw:g>
              </table:table-cell>
              <table:table-cell office:value-type="float" office:value="0.0354141800142124">
                <text:p>0.0354141800142124</text:p>
                <draw:g>
                  <svg:desc>Sheet2.G7:Sheet2.G15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627.95251057655">
                <text:p>1627.95251057655</text:p>
              </table:table-cell>
              <table:table-cell office:value-type="float" office:value="59.3498207522876">
                <text:p>59.3498207522876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8340.79924406589">
                <text:p>8340.79924406589</text:p>
              </table:table-cell>
              <table:table-cell office:value-type="float" office:value="645.073061549603">
                <text:p>645.073061549603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1.27064343324711">
                <text:p>1.27064343324711</text:p>
              </table:table-cell>
              <table:table-cell office:value-type="float" office:value="0.636654383069762">
                <text:p>0.636654383069762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011.89312040166">
                <text:p>1011.89312040166</text:p>
              </table:table-cell>
              <table:table-cell office:value-type="float" office:value="609.600962453681">
                <text:p>609.600962453681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975.96223280787">
                <text:p>1975.96223280787</text:p>
              </table:table-cell>
              <table:table-cell office:value-type="float" office:value="224.259124392636">
                <text:p>224.259124392636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647455896382195">
                <text:p>0.647455896382195</text:p>
              </table:table-cell>
              <table:table-cell office:value-type="float" office:value="0.235171391177518">
                <text:p>0.235171391177518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437.181607531361">
                <text:p>437.181607531361</text:p>
              </table:table-cell>
              <table:table-cell office:value-type="float" office:value="800.851945689546">
                <text:p>800.851945689546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700.34755873484">
                <text:p>1700.34755873484</text:p>
              </table:table-cell>
              <table:table-cell office:value-type="float" office:value="3979.08177388986">
                <text:p>3979.081773889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4.775cm" svg:y="0.316cm" chart:style-name="ch2">
          <text:p>Disk sequential read throughput</text:p>
        </chart:title>
        <chart:legend chart:legend-position="end" svg:x="12.58cm" svg:y="3.959cm" style:legend-expansion="high" chart:style-name="ch3"/>
        <chart:plot-area chart:style-name="ch4" table:cell-range-address="Sheet2.D17:Sheet2.G26" chart:data-source-has-labels="both" svg:x="1.33cm" svg:y="1.661cm" svg:width="10.051cm" svg:height="6.192cm">
          <chartooo:coordinate-region svg:x="3.248cm" svg:y="1.86cm" svg:width="6.214cm" svg:height="4.842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18:Sheet2.E26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18:Sheet2.F26" chart:label-cell-address="Sheet2.F17:Sheet2.F17" chart:class="chart:bar">
            <chart:data-point chart:repeated="9"/>
          </chart:series>
          <chart:series chart:attached-axis="secondary-y" chart:style-name="ch13" chart:values-cell-range-address="Sheet2.G18:Sheet2.G26" chart:label-cell-address="Sheet2.G17:Sheet2.G17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17:Sheet2.F17</svg:desc>
                </draw:g>
              </table:table-cell>
              <table:table-cell office:value-type="string">
                <text:p>Std Deviation</text:p>
                <draw:g>
                  <svg:desc>Sheet2.G17:Sheet2.G1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18:Sheet2.E26</svg:desc>
                </draw:g>
              </table:table-cell>
              <table:table-cell office:value-type="float" office:value="228.558310059245">
                <text:p>228.558310059245</text:p>
                <draw:g>
                  <svg:desc>Sheet2.F18:Sheet2.F26</svg:desc>
                </draw:g>
              </table:table-cell>
              <table:table-cell office:value-type="float" office:value="45.2979478444615">
                <text:p>45.2979478444615</text:p>
                <draw:g>
                  <svg:desc>Sheet2.G18:Sheet2.G26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237484.301077891">
                <text:p>237484.301077891</text:p>
              </table:table-cell>
              <table:table-cell office:value-type="float" office:value="102308.481203507">
                <text:p>102308.481203507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4397993.31103679">
                <text:p>4397993.31103679</text:p>
              </table:table-cell>
              <table:table-cell office:value-type="float" office:value="472389.5281547">
                <text:p>472389.5281547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74.7600857839344">
                <text:p>74.7600857839344</text:p>
              </table:table-cell>
              <table:table-cell office:value-type="float" office:value="15.1976921591864">
                <text:p>15.1976921591864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98040.4662027185">
                <text:p>98040.4662027185</text:p>
              </table:table-cell>
              <table:table-cell office:value-type="float" office:value="17462.8166969798">
                <text:p>17462.8166969798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90779658.9053358">
                <text:p>90779658.9053358</text:p>
              </table:table-cell>
              <table:table-cell office:value-type="float" office:value="24524402.1670653">
                <text:p>24524402.1670653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83.1735493254117">
                <text:p>83.1735493254117</text:p>
              </table:table-cell>
              <table:table-cell office:value-type="float" office:value="59.3989219901864">
                <text:p>59.3989219901864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49637.6533294406">
                <text:p>49637.6533294406</text:p>
              </table:table-cell>
              <table:table-cell office:value-type="float" office:value="78779.5109639459">
                <text:p>78779.5109639459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94109384.0493548">
                <text:p>94109384.0493548</text:p>
              </table:table-cell>
              <table:table-cell office:value-type="float" office:value="118262024.003513">
                <text:p>118262024.0035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5cm" svg:y="0.316cm" chart:style-name="ch2">
          <text:p>Disk random write throughput</text:p>
        </chart:title>
        <chart:legend chart:legend-position="end" svg:x="12.58cm" svg:y="3.959cm" style:legend-expansion="high" chart:style-name="ch3"/>
        <chart:plot-area chart:style-name="ch4" table:cell-range-address="Sheet2.D28:Sheet2.G37" chart:data-source-has-labels="both" svg:x="1.33cm" svg:y="1.661cm" svg:width="10.051cm" svg:height="6.192cm">
          <chartooo:coordinate-region svg:x="2.322cm" svg:y="1.86cm" svg:width="8.437cm" svg:height="4.948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29:Sheet2.E37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29:Sheet2.F37" chart:label-cell-address="Sheet2.F28:Sheet2.F28" chart:class="chart:bar">
            <chart:data-point chart:repeated="9"/>
          </chart:series>
          <chart:series chart:attached-axis="secondary-y" chart:style-name="ch13" chart:values-cell-range-address="Sheet2.G29:Sheet2.G37" chart:label-cell-address="Sheet2.G28:Sheet2.G28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28:Sheet2.F28</svg:desc>
                </draw:g>
              </table:table-cell>
              <table:table-cell office:value-type="string">
                <text:p>Std Deviation</text:p>
                <draw:g>
                  <svg:desc>Sheet2.G28:Sheet2.G2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29:Sheet2.E37</svg:desc>
                </draw:g>
              </table:table-cell>
              <table:table-cell office:value-type="float" office:value="0.0134023472143603">
                <text:p>0.0134023472143603</text:p>
                <draw:g>
                  <svg:desc>Sheet2.F29:Sheet2.F37</svg:desc>
                </draw:g>
              </table:table-cell>
              <table:table-cell office:value-type="float" office:value="0.000116285306804244">
                <text:p>0.000116285306804244</text:p>
                <draw:g>
                  <svg:desc>Sheet2.G29:Sheet2.G37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2.8112999750346">
                <text:p>12.8112999750346</text:p>
              </table:table-cell>
              <table:table-cell office:value-type="float" office:value="0.173466710745481">
                <text:p>0.173466710745481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581.58173484833">
                <text:p>1581.58173484833</text:p>
              </table:table-cell>
              <table:table-cell office:value-type="float" office:value="28.8584524963783">
                <text:p>28.8584524963783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679707401030466">
                <text:p>0.00679707401030466</text:p>
              </table:table-cell>
              <table:table-cell office:value-type="float" office:value="0.000603507919392503">
                <text:p>0.000603507919392503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6.96174592332577">
                <text:p>6.96174592332577</text:p>
              </table:table-cell>
              <table:table-cell office:value-type="float" office:value="0.581332126493256">
                <text:p>0.581332126493256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835.719798005111">
                <text:p>835.719798005111</text:p>
              </table:table-cell>
              <table:table-cell office:value-type="float" office:value="64.5655925890161">
                <text:p>64.5655925890161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369826962906604">
                <text:p>0.00369826962906604</text:p>
              </table:table-cell>
              <table:table-cell office:value-type="float" office:value="0.0000825859640377741">
                <text:p>0.0000825859640377741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3.70152956518858">
                <text:p>3.70152956518858</text:p>
              </table:table-cell>
              <table:table-cell office:value-type="float" office:value="0.420348092035264">
                <text:p>0.420348092035264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381.012056160445">
                <text:p>381.012056160445</text:p>
              </table:table-cell>
              <table:table-cell office:value-type="float" office:value="73.0734708738495">
                <text:p>73.07347087384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9.014cm" xlink:href=".." xlink:type="simple" chart:class="chart:bar" chart:style-name="ch1">
        <chart:title svg:x="4.736cm" svg:y="0.316cm" chart:style-name="ch2">
          <text:p>Disk sequential write throughput</text:p>
        </chart:title>
        <chart:legend chart:legend-position="end" svg:x="12.58cm" svg:y="3.959cm" style:legend-expansion="high" chart:style-name="ch3"/>
        <chart:plot-area chart:style-name="ch4" table:cell-range-address="Sheet2.D39:Sheet2.G48" chart:data-source-has-labels="both" svg:x="1.33cm" svg:y="1.661cm" svg:width="10.051cm" svg:height="6.192cm">
          <chartooo:coordinate-region svg:x="2.322cm" svg:y="1.861cm" svg:width="8.251cm" svg:height="4.947cm"/>
          <chart:axis chart:dimension="x" chart:name="primary-x" chart:style-name="ch5" chartooo:axis-type="auto">
            <chartooo:date-scale/>
            <chart:title svg:x="4.856cm" svg:y="8.033cm" chart:style-name="ch6">
              <text:p>Threads / Block size</text:p>
            </chart:title>
            <chart:categories table:cell-range-address="Sheet2.D40:Sheet2.E48"/>
          </chart:axis>
          <chart:axis chart:dimension="x" chart:name="secondary-x" chart:style-name="ch7"/>
          <chart:axis chart:dimension="y" chart:name="primary-y" chart:style-name="ch8">
            <chart:title svg:x="0.451cm" svg:y="6.441cm" chart:style-name="ch9">
              <text:p>Mean throughput MB/s</text:p>
            </chart:title>
            <chart:grid chart:style-name="ch10" chart:class="major"/>
          </chart:axis>
          <chart:axis chart:dimension="y" chart:name="secondary-y" chart:style-name="ch11">
            <chart:title svg:x="11.7cm" svg:y="6.997cm" chart:style-name="ch9">
              <text:p>Std Deviation throughput MB/s</text:p>
            </chart:title>
          </chart:axis>
          <chart:series chart:attached-axis="primary-y" chart:style-name="ch12" chart:values-cell-range-address="Sheet2.F40:Sheet2.F48" chart:label-cell-address="Sheet2.F39:Sheet2.F39" chart:class="chart:bar">
            <chart:data-point chart:repeated="9"/>
          </chart:series>
          <chart:series chart:attached-axis="secondary-y" chart:style-name="ch13" chart:values-cell-range-address="Sheet2.G40:Sheet2.G48" chart:label-cell-address="Sheet2.G39:Sheet2.G39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Sheet2.F39:Sheet2.F39</svg:desc>
                </draw:g>
              </table:table-cell>
              <table:table-cell office:value-type="string">
                <text:p>Std Deviation</text:p>
                <draw:g>
                  <svg:desc>Sheet2.G39:Sheet2.G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  <draw:g>
                  <svg:desc>Sheet2.D40:Sheet2.E48</svg:desc>
                </draw:g>
              </table:table-cell>
              <table:table-cell office:value-type="float" office:value="0.0158917336309363">
                <text:p>0.0158917336309363</text:p>
                <draw:g>
                  <svg:desc>Sheet2.F40:Sheet2.F48</svg:desc>
                </draw:g>
              </table:table-cell>
              <table:table-cell office:value-type="float" office:value="0.000388948792831589">
                <text:p>0.000388948792831589</text:p>
                <draw:g>
                  <svg:desc>Sheet2.G40:Sheet2.G48</svg:desc>
                </draw:g>
              </table:table-cell>
            </table:table-row>
            <table:table-row>
              <table:table-cell office:value-type="float" office:value="1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16.145558067359">
                <text:p>16.145558067359</text:p>
              </table:table-cell>
              <table:table-cell office:value-type="float" office:value="0.524943458374">
                <text:p>0.524943458374</text:p>
              </table:table-cell>
            </table:table-row>
            <table:table-row>
              <table:table-cell office:value-type="float" office:value="1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524.36805762611">
                <text:p>1524.36805762611</text:p>
              </table:table-cell>
              <table:table-cell office:value-type="float" office:value="17.8360978699665">
                <text:p>17.8360978699665</text:p>
              </table:table-cell>
            </table:table-row>
            <table:table-row>
              <table:table-cell office:value-type="float" office:value="2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427366476079845">
                <text:p>0.00427366476079845</text:p>
              </table:table-cell>
              <table:table-cell office:value-type="float" office:value="0.0000532105303567322">
                <text:p>0.0000532105303567322</text:p>
              </table:table-cell>
            </table:table-row>
            <table:table-row>
              <table:table-cell office:value-type="float" office:value="2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4.34005236104753">
                <text:p>4.34005236104753</text:p>
              </table:table-cell>
              <table:table-cell office:value-type="float" office:value="0.052985425409927">
                <text:p>0.052985425409927</text:p>
              </table:table-cell>
            </table:table-row>
            <table:table-row>
              <table:table-cell office:value-type="float" office:value="2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4122.09350781555">
                <text:p>4122.09350781555</text:p>
              </table:table-cell>
              <table:table-cell office:value-type="float" office:value="24.0546017399989">
                <text:p>24.0546017399989</text:p>
              </table:table-cell>
            </table:table-row>
            <table:table-row>
              <table:table-cell office:value-type="float" office:value="4">
                <text:p>1B</text:p>
                <text:list>
                  <text:list-item>
                    <text:p/>
                  </text:list-item>
                  <text:list-item>
                    <text:p>1B</text:p>
                  </text:list-item>
                </text:list>
              </table:table-cell>
              <table:table-cell office:value-type="float" office:value="0.0019478461675234">
                <text:p>0.0019478461675234</text:p>
              </table:table-cell>
              <table:table-cell office:value-type="float" office:value="0.000493174499445762">
                <text:p>0.000493174499445762</text:p>
              </table:table-cell>
            </table:table-row>
            <table:table-row>
              <table:table-cell office:value-type="float" office:value="4">
                <text:p>1KB</text:p>
                <text:list>
                  <text:list-item>
                    <text:p/>
                  </text:list-item>
                  <text:list-item>
                    <text:p>1KB</text:p>
                  </text:list-item>
                </text:list>
              </table:table-cell>
              <table:table-cell office:value-type="float" office:value="2.11503465249634">
                <text:p>2.11503465249634</text:p>
              </table:table-cell>
              <table:table-cell office:value-type="float" office:value="0.188752785601177">
                <text:p>0.188752785601177</text:p>
              </table:table-cell>
            </table:table-row>
            <table:table-row>
              <table:table-cell office:value-type="float" office:value="4">
                <text:p>1MB</text:p>
                <text:list>
                  <text:list-item>
                    <text:p/>
                  </text:list-item>
                  <text:list-item>
                    <text:p>1MB</text:p>
                  </text:list-item>
                </text:list>
              </table:table-cell>
              <table:table-cell office:value-type="float" office:value="1955.48919036611">
                <text:p>1955.48919036611</text:p>
              </table:table-cell>
              <table:table-cell office:value-type="float" office:value="254.497250236482">
                <text:p>254.4972502364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